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fo:font-style="italic" style:text-underline-style="solid" style:text-underline-width="auto" style:text-underline-color="font-color" fo:font-weight="bold" officeooo:rsid="001bd33e" officeooo:paragraph-rsid="001bd33e" style:font-style-asian="italic" style:font-weight-asian="bold" style:font-style-complex="italic" style:font-weight-complex="bold"/>
    </style:style>
    <style:style style:name="P33" style:family="paragraph" style:parent-style-name="Standard">
      <style:text-properties fo:font-style="italic" style:text-underline-style="solid" style:text-underline-width="auto" style:text-underline-color="font-color" fo:font-weight="bold" officeooo:rsid="002d2ba3" officeooo:paragraph-rsid="002d2ba3" style:font-style-asian="italic" style:font-weight-asian="bold" style:font-style-complex="italic" style:font-weight-complex="bold"/>
    </style:style>
    <style:style style:name="P34" style:family="paragraph" style:parent-style-name="Standard">
      <style:text-properties officeooo:rsid="0024cbc7" officeooo:paragraph-rsid="0024cbc7"/>
    </style:style>
    <style:style style:name="P35" style:family="paragraph" style:parent-style-name="Standard">
      <style:text-properties officeooo:paragraph-rsid="0024cbc7"/>
    </style:style>
    <style:style style:name="P36" style:family="paragraph" style:parent-style-name="Standard">
      <style:text-properties officeooo:rsid="0024fa77" officeooo:paragraph-rsid="0024fa77"/>
    </style:style>
    <style:style style:name="P37" style:family="paragraph" style:parent-style-name="Standard">
      <style:text-properties officeooo:paragraph-rsid="0024fa77"/>
    </style:style>
    <style:style style:name="P38" style:family="paragraph" style:parent-style-name="Standard">
      <style:text-properties officeooo:paragraph-rsid="0025ed8b"/>
    </style:style>
    <style:style style:name="P39" style:family="paragraph" style:parent-style-name="Standard">
      <style:text-properties officeooo:rsid="0025ed8b" officeooo:paragraph-rsid="0025ed8b"/>
    </style:style>
    <style:style style:name="P40" style:family="paragraph" style:parent-style-name="Standard">
      <style:text-properties officeooo:rsid="0025ed8b" officeooo:paragraph-rsid="0027bd11"/>
    </style:style>
    <style:style style:name="P41" style:family="paragraph" style:parent-style-name="Standard">
      <style:text-properties officeooo:rsid="0025ed8b" officeooo:paragraph-rsid="0029a4c4"/>
    </style:style>
    <style:style style:name="P42" style:family="paragraph" style:parent-style-name="Standard">
      <style:text-properties officeooo:rsid="0025ed8b" officeooo:paragraph-rsid="002a4946"/>
    </style:style>
    <style:style style:name="P43" style:family="paragraph" style:parent-style-name="Standard">
      <style:text-properties officeooo:paragraph-rsid="0027bd11"/>
    </style:style>
    <style:style style:name="P44" style:family="paragraph" style:parent-style-name="Standard">
      <style:text-properties officeooo:rsid="0027bd11" officeooo:paragraph-rsid="0027bd11"/>
    </style:style>
    <style:style style:name="P45" style:family="paragraph" style:parent-style-name="Standard">
      <style:text-properties officeooo:rsid="0029a4c4" officeooo:paragraph-rsid="0029a4c4"/>
    </style:style>
    <style:style style:name="P46" style:family="paragraph" style:parent-style-name="Standard">
      <style:text-properties officeooo:rsid="002a4946" officeooo:paragraph-rsid="002a4946"/>
    </style:style>
    <style:style style:name="P47"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8" style:family="paragraph" style:parent-style-name="Standard">
      <style:text-properties officeooo:rsid="001bd33e" officeooo:paragraph-rsid="001bd33e"/>
    </style:style>
    <style:style style:name="P49" style:family="paragraph" style:parent-style-name="Standard">
      <style:text-properties officeooo:rsid="001c785a" officeooo:paragraph-rsid="001c785a"/>
    </style:style>
    <style:style style:name="P50" style:family="paragraph" style:parent-style-name="Standard">
      <style:text-properties officeooo:rsid="001e0fe6" officeooo:paragraph-rsid="001e0fe6"/>
    </style:style>
    <style:style style:name="P51" style:family="paragraph" style:parent-style-name="Standard">
      <style:text-properties officeooo:rsid="0022d4e8" officeooo:paragraph-rsid="0022d4e8"/>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48564" officeooo:paragraph-rsid="00248564" style:font-style-asian="italic" style:font-style-complex="italic"/>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dcd0b" officeooo:paragraph-rsid="002dcd0b" style:font-style-asian="italic" style:font-style-complex="italic"/>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8564"/>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cbc7"/>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fa77"/>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5ed8b"/>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7bd11"/>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9a4c4"/>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a4946"/>
    </style:style>
    <style:style style:name="P6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3c0205"/>
    </style:style>
    <style:style style:name="P6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style="italic" officeooo:rsid="002dcd0b" officeooo:paragraph-rsid="002dcd0b" style:font-style-asian="italic" style:font-style-complex="italic"/>
    </style:style>
    <style:style style:name="P6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style="italic" officeooo:rsid="002deeba" officeooo:paragraph-rsid="002deeba" style:font-style-asian="italic" style:font-style-complex="italic"/>
    </style:style>
    <style:style style:name="P6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style="italic" officeooo:rsid="003ffecb" officeooo:paragraph-rsid="003ffecb" style:font-style-asian="italic" style:font-style-complex="italic"/>
    </style:style>
    <style:style style:name="P6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2f6095" officeooo:paragraph-rsid="002f6095"/>
    </style:style>
    <style:style style:name="P6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11d71" officeooo:paragraph-rsid="00311d71"/>
    </style:style>
    <style:style style:name="P6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2ca1e" officeooo:paragraph-rsid="0032ca1e"/>
    </style:style>
    <style:style style:name="P6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41510" officeooo:paragraph-rsid="00341510"/>
    </style:style>
    <style:style style:name="P6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248564" officeooo:paragraph-rsid="00248564"/>
    </style:style>
    <style:style style:name="P7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58d11" officeooo:paragraph-rsid="00358d11"/>
    </style:style>
    <style:style style:name="P7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6db08" officeooo:paragraph-rsid="0036db08"/>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802b5" officeooo:paragraph-rsid="003802b5"/>
    </style:style>
    <style:style style:name="P7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842d8" officeooo:paragraph-rsid="003842d8"/>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3842d8" officeooo:paragraph-rsid="003842d8" style:font-weight-asian="bold" style:font-weight-complex="bold"/>
    </style:style>
    <style:style style:name="P7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5d65db" officeooo:paragraph-rsid="005d65db" style:font-weight-asian="bold" style:font-weight-complex="bold"/>
    </style:style>
    <style:style style:name="P7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5fdd3c" officeooo:paragraph-rsid="005fdd3c" style:font-weight-asian="bold" style:font-weight-complex="bold"/>
    </style:style>
    <style:style style:name="P7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5fea80" officeooo:paragraph-rsid="005fea80" style:font-weight-asian="bold" style:font-weight-complex="bold"/>
    </style:style>
    <style:style style:name="P7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673f03" officeooo:paragraph-rsid="00673f03" style:font-weight-asian="bold" style:font-weight-complex="bold"/>
    </style:style>
    <style:style style:name="P7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6b1809" officeooo:paragraph-rsid="006b1809" style:font-weight-asian="bold" style:font-weight-complex="bold"/>
    </style:style>
    <style:style style:name="P8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c0205" officeooo:paragraph-rsid="003c0205"/>
    </style:style>
    <style:style style:name="P8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c4950" officeooo:paragraph-rsid="003c4950"/>
    </style:style>
    <style:style style:name="P8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dfe69" officeooo:paragraph-rsid="003dfe69"/>
    </style:style>
    <style:style style:name="P8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f61d3" officeooo:paragraph-rsid="003f61d3"/>
    </style:style>
    <style:style style:name="P8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3ab25" officeooo:paragraph-rsid="0043ab25"/>
    </style:style>
    <style:style style:name="P8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d8f93" officeooo:paragraph-rsid="004d8f93"/>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e6a7e" officeooo:paragraph-rsid="004e6a7e"/>
    </style:style>
    <style:style style:name="P8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fb24c" officeooo:paragraph-rsid="004fb24c"/>
    </style:style>
    <style:style style:name="P8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fc0f5" officeooo:paragraph-rsid="004fc0f5"/>
    </style:style>
    <style:style style:name="P8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0632a" officeooo:paragraph-rsid="0050632a"/>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18ce3" officeooo:paragraph-rsid="00518ce3"/>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1c926" officeooo:paragraph-rsid="0051c926"/>
    </style:style>
    <style:style style:name="P9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2a886" officeooo:paragraph-rsid="0052a886"/>
    </style:style>
    <style:style style:name="P9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5bc3d" officeooo:paragraph-rsid="0055bc3d"/>
    </style:style>
    <style:style style:name="P9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7fadc" officeooo:paragraph-rsid="0057fadc"/>
    </style:style>
    <style:style style:name="P9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87ca9" officeooo:paragraph-rsid="00587ca9"/>
    </style:style>
    <style:style style:name="P9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a1203" officeooo:paragraph-rsid="005a1203"/>
    </style:style>
    <style:style style:name="P9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af528" officeooo:paragraph-rsid="005af528"/>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b06c3" officeooo:paragraph-rsid="005b06c3"/>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b7f17" officeooo:paragraph-rsid="005b7f17"/>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d65db" officeooo:paragraph-rsid="005d65db"/>
    </style:style>
    <style:style style:name="P10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ea5fd" officeooo:paragraph-rsid="005ea5fd"/>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f4293" officeooo:paragraph-rsid="005f4293"/>
    </style:style>
    <style:style style:name="P10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f7f94" officeooo:paragraph-rsid="005f7f94"/>
    </style:style>
    <style:style style:name="P10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fdd3c" officeooo:paragraph-rsid="005fdd3c"/>
    </style:style>
    <style:style style:name="P10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5fea80" officeooo:paragraph-rsid="005fea80" style:font-weight-asian="normal" style:font-weight-complex="normal"/>
    </style:style>
    <style:style style:name="P10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618626" officeooo:paragraph-rsid="00618626" style:font-weight-asian="normal" style:font-weight-complex="normal"/>
    </style:style>
    <style:style style:name="P10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673f03" officeooo:paragraph-rsid="00673f03" style:font-weight-asian="normal" style:font-weight-complex="normal"/>
    </style:style>
    <style:style style:name="P10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6b1809" officeooo:paragraph-rsid="006b1809" style:font-weight-asian="normal" style:font-weight-complex="normal"/>
    </style:style>
    <style:style style:name="P10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3567b" officeooo:paragraph-rsid="0063567b"/>
    </style:style>
    <style:style style:name="P11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4fb76" officeooo:paragraph-rsid="0064fb76"/>
    </style:style>
    <style:style style:name="P11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65a50" officeooo:paragraph-rsid="00665a50"/>
    </style:style>
    <style:style style:name="P11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699db" officeooo:paragraph-rsid="006699db"/>
    </style:style>
    <style:style style:name="P11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73f03" officeooo:paragraph-rsid="00673f03"/>
    </style:style>
    <style:style style:name="P11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76581" officeooo:paragraph-rsid="00676581"/>
    </style:style>
    <style:style style:name="P11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86f0f" officeooo:paragraph-rsid="00686f0f"/>
    </style:style>
    <style:style style:name="P11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91862" officeooo:paragraph-rsid="00691862"/>
    </style:style>
    <style:style style:name="P11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91de5" officeooo:paragraph-rsid="00691de5"/>
    </style:style>
    <style:style style:name="P11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b1809" officeooo:paragraph-rsid="006b1809"/>
    </style:style>
    <style:style style:name="P1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2f6095"/>
    </style:style>
    <style:style style:name="P12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4ab41c" officeooo:paragraph-rsid="004ab41c" style:font-weight-asian="normal" style:font-weight-complex="normal"/>
    </style:style>
    <style:style style:name="P12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78eca" officeooo:paragraph-rsid="00478eca" style:font-weight-asian="bold" style:font-weight-complex="bold"/>
    </style:style>
    <style:style style:name="P12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af528" officeooo:paragraph-rsid="005af528"/>
    </style:style>
    <style:style style:name="P12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fea80" officeooo:paragraph-rsid="005fea80"/>
    </style:style>
    <style:style style:name="P12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b1809" officeooo:paragraph-rsid="006b1809"/>
    </style:style>
    <style:style style:name="P12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ef413d" fo:font-weight="bold" officeooo:rsid="006b1809" officeooo:paragraph-rsid="006b1809" style:font-weight-asian="bold" style:font-weight-complex="bold"/>
    </style:style>
    <style:style style:name="P12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6b87f9" officeooo:paragraph-rsid="006b87f9"/>
    </style:style>
    <style:style style:name="P12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6b87f9" officeooo:paragraph-rsid="006b87f9" style:font-weight-asian="bold" style:font-weight-complex="bold"/>
    </style:style>
    <style:style style:name="P12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6b87f9" officeooo:paragraph-rsid="006b87f9" style:font-weight-asian="normal" style:font-weight-complex="normal"/>
    </style:style>
    <style:style style:name="P12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6c573f" officeooo:paragraph-rsid="006c573f"/>
    </style:style>
    <style:style style:name="P13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6da3ea" officeooo:paragraph-rsid="006da3ea"/>
    </style:style>
    <style:style style:name="P13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6ea779" officeooo:paragraph-rsid="006ea779"/>
    </style:style>
    <style:style style:name="P1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b87f9" officeooo:paragraph-rsid="006b87f9"/>
    </style:style>
    <style:style style:name="P13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3842d8" officeooo:paragraph-rsid="003842d8" style:font-weight-asian="normal" style:font-weight-complex="normal"/>
    </style:style>
    <style:style style:name="P13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3a4942" officeooo:paragraph-rsid="003a4942" style:font-weight-asian="normal" style:font-weight-complex="normal"/>
    </style:style>
    <style:style style:name="P13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491dab" officeooo:paragraph-rsid="00491dab" style:font-weight-asian="normal" style:font-weight-complex="normal"/>
    </style:style>
    <style:style style:name="P13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4ab41c" officeooo:paragraph-rsid="004ab41c" style:font-weight-asian="normal" style:font-weight-complex="normal"/>
    </style:style>
    <style:style style:name="P13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4adb45" officeooo:paragraph-rsid="004adb45" style:font-weight-asian="normal" style:font-weight-complex="normal"/>
    </style:style>
    <style:style style:name="P13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52a886" officeooo:paragraph-rsid="0052a886" style:font-weight-asian="normal" style:font-weight-complex="normal"/>
    </style:style>
    <style:style style:name="P13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544625" officeooo:paragraph-rsid="00544625" style:font-weight-asian="normal" style:font-weight-complex="normal"/>
    </style:style>
    <style:style style:name="P14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55377f" officeooo:paragraph-rsid="0055377f" style:font-weight-asian="normal" style:font-weight-complex="normal"/>
    </style:style>
    <style:style style:name="P14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normal" officeooo:rsid="005ea5fd" officeooo:paragraph-rsid="005ea5fd" style:font-weight-asian="normal" style:font-weight-complex="normal"/>
    </style:style>
    <style:style style:name="P14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3c0205" officeooo:paragraph-rsid="003c0205"/>
    </style:style>
    <style:style style:name="P14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style="italic" officeooo:rsid="003ffecb" officeooo:paragraph-rsid="003ffecb" style:font-style-asian="italic" style:font-style-complex="italic"/>
    </style:style>
    <style:style style:name="P14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style="italic" fo:font-weight="bold" officeooo:rsid="003ffecb" officeooo:paragraph-rsid="003ffecb" style:font-style-asian="italic" style:font-weight-asian="bold" style:font-style-complex="italic" style:font-weight-complex="bold"/>
    </style:style>
    <style:style style:name="P14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style="italic" fo:font-weight="bold" officeooo:rsid="0041cc4f" officeooo:paragraph-rsid="0041cc4f" style:font-style-asian="italic" style:font-weight-asian="bold" style:font-style-complex="italic" style:font-weight-complex="bold"/>
    </style:style>
    <style:style style:name="P14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style="italic" fo:font-weight="normal" officeooo:rsid="0041cc4f" officeooo:paragraph-rsid="0041cc4f" style:font-style-asian="italic" style:font-weight-asian="normal" style:font-style-complex="italic" style:font-weight-complex="normal"/>
    </style:style>
    <style:style style:name="P14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3ab25" officeooo:paragraph-rsid="0043ab25"/>
    </style:style>
    <style:style style:name="P14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53e9f" officeooo:paragraph-rsid="00453e9f"/>
    </style:style>
    <style:style style:name="P14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59ea6" officeooo:paragraph-rsid="00459ea6"/>
    </style:style>
    <style:style style:name="P15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5eb21" officeooo:paragraph-rsid="0045eb21"/>
    </style:style>
    <style:style style:name="P15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478eca" officeooo:paragraph-rsid="00478eca"/>
    </style:style>
    <style:style style:name="P15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478eca" officeooo:paragraph-rsid="00478eca" style:font-weight-asian="bold" style:font-weight-complex="bold"/>
    </style:style>
    <style:style style:name="P15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4adb45" officeooo:paragraph-rsid="004adb45" style:font-weight-asian="bold" style:font-weight-complex="bold"/>
    </style:style>
    <style:style style:name="P15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fo:font-weight="bold" officeooo:rsid="0052a886" officeooo:paragraph-rsid="0052a886" style:font-weight-asian="bold" style:font-weight-complex="bold"/>
    </style:style>
    <style:style style:name="P15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2a886" officeooo:paragraph-rsid="0052a886"/>
    </style:style>
    <style:style style:name="P15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5bc3d" officeooo:paragraph-rsid="0055bc3d"/>
    </style:style>
    <style:style style:name="P15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7fadc" officeooo:paragraph-rsid="0057fadc"/>
    </style:style>
    <style:style style:name="P15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87ca9" officeooo:paragraph-rsid="00587ca9"/>
    </style:style>
    <style:style style:name="P15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af528" officeooo:paragraph-rsid="005a1203"/>
    </style:style>
    <style:style style:name="P16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5af528" officeooo:paragraph-rsid="005af528"/>
    </style:style>
    <style:style style:name="P16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db94d" officeooo:rsid="0063567b" officeooo:paragraph-rsid="0063567b"/>
    </style:style>
    <style:style style:name="P16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6fea6e" officeooo:paragraph-rsid="006fea6e"/>
    </style:style>
    <style:style style:name="P16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6fea6e" officeooo:paragraph-rsid="006fea6e" style:font-weight-asian="normal" style:font-weight-complex="normal"/>
    </style:style>
    <style:style style:name="P16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71e4ec" officeooo:paragraph-rsid="0071e4ec" style:font-weight-asian="normal" style:font-weight-complex="normal"/>
    </style:style>
    <style:style style:name="P16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799f48" officeooo:paragraph-rsid="00799f48" style:font-weight-asian="normal" style:font-weight-complex="normal"/>
    </style:style>
    <style:style style:name="P16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7b0bf1" officeooo:paragraph-rsid="007b0bf1" style:font-weight-asian="normal" style:font-weight-complex="normal"/>
    </style:style>
    <style:style style:name="P16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7c4719" officeooo:paragraph-rsid="007c4719" style:font-weight-asian="normal" style:font-weight-complex="normal"/>
    </style:style>
    <style:style style:name="P16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7cf300" officeooo:paragraph-rsid="007cf300" style:font-weight-asian="normal" style:font-weight-complex="normal"/>
    </style:style>
    <style:style style:name="P16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7d5bd8" officeooo:paragraph-rsid="007d5bd8" style:font-weight-asian="normal" style:font-weight-complex="normal"/>
    </style:style>
    <style:style style:name="P17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normal" officeooo:rsid="007f701a" officeooo:paragraph-rsid="007f701a" style:font-weight-asian="normal" style:font-weight-complex="normal"/>
    </style:style>
    <style:style style:name="P17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6fea6e" officeooo:paragraph-rsid="006fea6e" style:font-weight-asian="bold" style:font-weight-complex="bold"/>
    </style:style>
    <style:style style:name="P17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1e4ec" officeooo:paragraph-rsid="0071e4ec" style:font-weight-asian="bold" style:font-weight-complex="bold"/>
    </style:style>
    <style:style style:name="P17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3972a" officeooo:paragraph-rsid="0073972a" style:font-weight-asian="bold" style:font-weight-complex="bold"/>
    </style:style>
    <style:style style:name="P17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99f48" officeooo:paragraph-rsid="00799f48" style:font-weight-asian="bold" style:font-weight-complex="bold"/>
    </style:style>
    <style:style style:name="P17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b0bf1" officeooo:paragraph-rsid="007b0bf1" style:font-weight-asian="bold" style:font-weight-complex="bold"/>
    </style:style>
    <style:style style:name="P17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c4719" officeooo:paragraph-rsid="007c4719" style:font-weight-asian="bold" style:font-weight-complex="bold"/>
    </style:style>
    <style:style style:name="P17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cf300" officeooo:paragraph-rsid="007cf300" style:font-weight-asian="bold" style:font-weight-complex="bold"/>
    </style:style>
    <style:style style:name="P17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d5bd8" officeooo:paragraph-rsid="007d5bd8" style:font-weight-asian="bold" style:font-weight-complex="bold"/>
    </style:style>
    <style:style style:name="P17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f701a" officeooo:paragraph-rsid="007f701a" style:font-weight-asian="bold" style:font-weight-complex="bold"/>
    </style:style>
    <style:style style:name="P18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7f7229" officeooo:paragraph-rsid="007f7229" style:font-weight-asian="bold" style:font-weight-complex="bold"/>
    </style:style>
    <style:style style:name="P18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8067e9" officeooo:paragraph-rsid="008067e9" style:font-weight-asian="bold" style:font-weight-complex="bold"/>
    </style:style>
    <style:style style:name="P18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fo:font-weight="bold" officeooo:rsid="0081c447" officeooo:paragraph-rsid="0081c447" style:font-weight-asian="bold" style:font-weight-complex="bold"/>
    </style:style>
    <style:style style:name="P18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1e4ec" officeooo:paragraph-rsid="0071e4ec"/>
    </style:style>
    <style:style style:name="P18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3972a" officeooo:paragraph-rsid="0073972a"/>
    </style:style>
    <style:style style:name="P18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4f965" officeooo:paragraph-rsid="0074f965"/>
    </style:style>
    <style:style style:name="P18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65a5c" officeooo:paragraph-rsid="00765a5c"/>
    </style:style>
    <style:style style:name="P18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81658" officeooo:paragraph-rsid="00781658"/>
    </style:style>
    <style:style style:name="P18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99f48" officeooo:paragraph-rsid="00799f48"/>
    </style:style>
    <style:style style:name="P18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c4719" officeooo:paragraph-rsid="007c4719"/>
    </style:style>
    <style:style style:name="P19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d5bd8" officeooo:paragraph-rsid="007d5bd8"/>
    </style:style>
    <style:style style:name="P19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f2c86" officeooo:paragraph-rsid="007f2c86"/>
    </style:style>
    <style:style style:name="P19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f58220" officeooo:rsid="007f701a" officeooo:paragraph-rsid="007f701a"/>
    </style:style>
    <style:style style:name="P19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f2c86" officeooo:paragraph-rsid="007f2c86"/>
    </style:style>
    <style:style style:name="P19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1c447" officeooo:paragraph-rsid="0081c447"/>
    </style:style>
    <style:style style:name="P19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392e9" officeooo:paragraph-rsid="008392e9"/>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officeooo:rsid="002deeba"/>
    </style:style>
    <style:style style:name="T13" style:family="text">
      <style:text-properties fo:color="#fdb94d"/>
    </style:style>
    <style:style style:name="T14" style:family="text">
      <style:text-properties fo:color="#fdb94d" fo:font-weight="bold" style:font-weight-asian="bold" style:font-weight-complex="bold"/>
    </style:style>
    <style:style style:name="T15" style:family="text">
      <style:text-properties fo:color="#fdb94d" officeooo:rsid="004850bc"/>
    </style:style>
    <style:style style:name="T16" style:family="text">
      <style:text-properties fo:color="#fdb94d" officeooo:rsid="004adb45"/>
    </style:style>
    <style:style style:name="T17" style:family="text">
      <style:text-properties fo:font-weight="bold" style:font-weight-asian="bold" style:font-weight-complex="bold"/>
    </style:style>
    <style:style style:name="T18" style:family="text">
      <style:text-properties officeooo:rsid="005e9dd3"/>
    </style:style>
    <style:style style:name="T19" style:family="text">
      <style:text-properties fo:font-weight="normal" style:font-weight-asian="normal" style:font-weight-complex="normal"/>
    </style:style>
    <style:style style:name="T20" style:family="text">
      <style:text-properties fo:color="#f58220"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Задача:</text:p>
      <text:p text:style-name="P32">моя лимбическая система привыкла к тому что она всю жизнь - <text:s/>средство издевательского самоудовлетворения психов вокруг (за её нуждами ухаживали только мои глаза смотревшие на порнуху на стенах, и мои действия игравшие на пианино, и мастурбация. т.е. она ощущает себя тем, что "юзают". она 1-2 раза в жизни говорила "надо это" - хоть это были и лучшие моменты моей жизни). есть подозрение что оно решается майндмапами по верному алгоритму по поводу эволюционно верных целей.</text:p>
      <text:p text:style-name="P48"/>
      <text:p text:style-name="P48">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2">+</text:p>
      <text:p text:style-name="P62">я молодец.</text:p>
      <text:p text:style-name="P62"/>
      <text:p text:style-name="P62">* <text:span text:style-name="T12">вспомнил что мне нравится Милена Вельба</text:span></text:p>
      <text:p text:style-name="P63">прилив сил какой-то. </text:p>
      <text:p text:style-name="P63">Внутренних сил.</text:p>
      <text:p text:style-name="P63">Щас посмотрим.</text:p>
      <text:p text:style-name="P53"/>
      <text:p text:style-name="P52"/>
      <text:p text:style-name="P52"/>
      <text:p text:style-name="P22"/>
      <text:p text:style-name="P48">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65">Прости, но частью круга самозащиты. Как только ты нашёл малейший намёк на защиту от психов по другому – ты перестал так делать (и очень долго жил в Киеве используя в качестве самозащиты не этот тул – деланье вида, что тебе нравится, то что тебе должно нравиться, чтоб они от тебя отстали) – а наоборот, разбивание их деланьев вида из-за которых они хотели, чтоб все вокруг тоже в это верили и это хотели (вспомни… каждый раз когда кто-то атаковал лимбическую систему – например Ирка Моспан, которая училась у всяких психологов типа Оксаны которая у тебя курсы читала и т.п.) – ты тут же разбивал в пух и прах всё ради чего она хотела это сделать, и давал ей опору (истинную себя). Ты как терапевт-тихушник. Мол “ты Ира не ожидала. А я тебе вдул себя саму. И пока ты в ступоре я тебя выебу”.</text:p>
      <text:p text:style-name="P65"/>
      <text:p text:style-name="P65">… есть такое.</text:p>
      <text:p text:style-name="P65"/>
      <text:p text:style-name="P65">Ну вот и не это самое. Карты это решают. Ты прав. Но осознать ЧТО ты решаешь картами и ПОЧЕМУ это тебе так важно это полезное знание. У меня всё.</text:p>
      <text:p text:style-name="P65"/>
      <text:p text:style-name="P65">Вопрос “что они видят в фазе” ты кстати тоже ставил ради этого. Чтоб люди которым это нравятся думали что это нравится и тебе.</text:p>
      <text:p text:style-name="P65">Такие дела.</text:p>
      <text:p text:style-name="P65"/>
      <text:p text:style-name="P65">И половина твоих баб тебе блин не нравится (ты их “любил” якобы – только потому что тебе хотелось их вагину)</text:p>
      <text:p text:style-name="P119"/>
      <text:p text:style-name="P23"/>
      <text:p text:style-name="P2"/>
      <text:p text:style-name="P49">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66">Вправляет мозги психам, хули</text:p>
      <text:p text:style-name="P66">всю жизнь я так жил</text:p>
      <text:p text:style-name="P66">пока психологию не выучил</text:p>
      <text:p text:style-name="P66">а что у меня был другой выбор?</text:p>
      <text:p text:style-name="P66"/>
      <text:p text:style-name="P66">…</text:p>
      <text:p text:style-name="P66"/>
      <text:p text:style-name="P66">чувак. Это девяностые. В дыре под названием Львов. Без денег. Без работ. Без средств выживания. Лапша на завтрак обед и ужин. Днём чмырение в школе параллельно с образованием. Ночью – ремень и пытки потому что “не туда копнул мячик”.</text:p>
      <text:p text:style-name="P66">Серьёзно брат. Я не знал как иначе. Я схватился за любую возможность чтоб из этого выйти. </text:p>
      <text:p text:style-name="P66">Но не думай что я туда пришёл по своей воле.</text:p>
      <text:p text:style-name="P66"/>
      <text:p text:style-name="P66">Короче <text:span text:style-name="T17">Психология</text:span>.</text:p>
      <text:p text:style-name="P67">И самозащита путём психологии и терапии на ходу всех кто попросит.</text:p>
      <text:p text:style-name="P2"/>
      <text:p text:style-name="P49">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8">Эм…….. в фазе говоришь...</text:p>
      <text:p text:style-name="P68">ну там я видел ебанутых баб, ЧАСТИ которых насиловали мою фазу.</text:p>
      <text:p text:style-name="P68">т.е. лично эта баба ко мне в дом не приходила и не говорила как жить. Но у неё сиськи последнего размера (у той Мейхер например) с ракурсом увеличения и т.п.</text:p>
      <text:p text:style-name="P68"/>
      <text:p text:style-name="P68">вот. Видишь. В нужных местах тебя насиловали продюссеры. Сиськами Нади Мейхер. Юзали композицию и т.п. чтоб ты на ней свихнулся.</text:p>
      <text:p text:style-name="P68">И платил деньги за концерты.</text:p>
      <text:p text:style-name="P70">Она потом ещё какую-от никому не нужную передачу вела типа “секреты женщин” или что-то типа этого. Очередная помойка первого канала.</text:p>
      <text:p text:style-name="P70"/>
      <text:p text:style-name="P70">Ясно. Я понял. Навязано. Всё что я видел в фазе по этому поводу было лечением травм нанесённых мне руками режиссёров с помощью её сисек.</text:p>
      <text:p text:style-name="P70">Как инструмента.</text:p>
      <text:p text:style-name="P70"/>
      <text:p text:style-name="P70">да. </text:p>
      <text:p text:style-name="P70"/>
      <text:p text:style-name="P70">ок. отлично.</text:p>
      <text:p text:style-name="P70"/>
      <text:p text:style-name="P71">И Олька тебя тем же задела. Что впаривала тебе с помощью тулзов композиции свои телеса.</text:p>
      <text:p text:style-name="P71">Ты видел её в реале. Обычная дылда.</text:p>
      <text:p text:style-name="P72">Ты хотел ею вылечить то что ты лечишь сейчас. Молодец.</text:p>
      <text:p text:style-name="P72"/>
      <text:p text:style-name="P72">О_О нихуя себе я вырос. Окей.</text:p>
      <text:p text:style-name="P69"/>
      <text:p text:style-name="P54"/>
      <text:p text:style-name="P23"/>
      <text:p text:style-name="P23"/>
      <text:p text:style-name="P50">Вопрос №5.</text:p>
      <text:p text:style-name="P5">Что бы ты сделал в рамках этой вещи такого, что если б появилась возможность сделать снова – ты сделал бы то же самое?</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3">Природа всех этих измываний – недоступность.</text:p>
      <text:p text:style-name="P73">А “зелёную траву на том берегу” ты решил ещё когда графики делал</text:p>
      <text:p text:style-name="P73">т.е. то что мы сейчас делаем это апогей моего самоанализа</text:p>
      <text:p text:style-name="P73">но некоторые вещи мы уже анализировали</text:p>
      <text:p text:style-name="P73">что бы я сделал такого что бы повторил сделать если б уже делал прежде?</text:p>
      <text:p text:style-name="P73">хм. дай подумать. Мне хочется сказать сделал бы самоубийство, но я думаю это преувеличение.</text:p>
      <text:p text:style-name="P73">Думаю я бы просто научился контролировать свои аффекты. Свой гнев. Свои порывы. Свои спонтанные лести каким-то шмарам.</text:p>
      <text:p text:style-name="P73">Каждой дуре которая вбивала мне в голову что она “красивая” я хотел сказать что она “красивая” по инерции. Не потому что нравится. А потому что я вижу что она пытается занять эту нишу, и вижу что если она почувствует что заняла её хоть с кем-то (со мной например) – она мне будет ближе.</text:p>
      <text:p text:style-name="P73">Может даже даст. хз.</text:p>
      <text:p text:style-name="P73">Я не знаю что тебе сказать</text:p>
      <text:p text:style-name="P73">я знаю что неделю назад я ебал замужнюю бабу в кустах не потому что мне это было в кайф. И может отчасти потому что у меня в штанах была шашка динамита ,но это не главная причина.</text:p>
      <text:p text:style-name="P73">Главная причина была такова, что исходя из мимики, жестов, слов и всего остального, я понял, что у неё диссонанс. </text:p>
      <text:p text:style-name="P73">А диссонанс это в любом случае травма</text:p>
      <text:p text:style-name="P73">и когда у меня появился тоже, и я понял где выход, я потащил в него и себя и её.</text:p>
      <text:p text:style-name="P73">т.е. травма на уровне лимбической системы это простое противоречие вещей которые мне нравятся. И которых <text:s/>я хочу. т.е. если я хочу “бегать” и “лежать” одновременно – мои мозги разрывают пополам.</text:p>
      <text:p text:style-name="P73">Если я хочу “смотреть” на бабу с сиськами, и одновременно сделать вид что я не смотрю, чтоб мама не видела – то это разрывает мозги пополам.</text:p>
      <text:p text:style-name="P73">Понимаешь о чём я?</text:p>
      <text:p text:style-name="P73">Двойственность вкусов. </text:p>
      <text:p text:style-name="P73">Двойственност желаний. </text:p>
      <text:p text:style-name="P73">Вот чего я хочу избежать.</text:p>
      <text:p text:style-name="P73">И я покажу тебе что такое настоящий ад.</text:p>
      <text:p text:style-name="P73">Ад это когда ты хочешь обрезать хер (с одной стороны) а с другой стороны хочешь трахнуть бабу со спидом. В любом случае ты труп. И мозги начинают выдумывать “третий вариант” - застрелиться.</text:p>
      <text:p text:style-name="P73">Который является “выходом” - а именно – результатом какой-то панической атаки по составлению трёх ментальных карт. У меня всё.</text:p>
      <text:p text:style-name="P74">Двойственные желания.</text:p>
      <text:p text:style-name="P74">Противоречащие друг другу одновременные желания.</text:p>
      <text:p text:style-name="P74"/>
      <text:p text:style-name="P133">К</text:p>
      <text:p text:style-name="P133"/>
      <text:p text:style-name="P134">противоречивые направления на наноуровне и на уровне намерений и энергий мира работают так же как протеворечивые траектории физических тел. На разрыв. т.е. направьь половину предмета в одну сторону, а половину – в не-парралельную первому сторону – и всё, обьект рушится. И мы понимаем, что “параллельный мир” это утопия. Но блин. Можно ведь хоть постараться не вредит блядь. Как можно жрать жир 40 лет а потом жаловаться видители у тебя желудок не в порядке.</text:p>
      <text:p text:style-name="P134"/>
      <text:p text:style-name="P134">Я понял. Ок</text:p>
      <text:p text:style-name="P134"/>
      <text:p text:style-name="P134">иди. У нас всё. Реши это своими видео. Ты можешь.</text:p>
      <text:p text:style-name="P134"/>
      <text:p text:style-name="P134">к</text:p>
      <text:p text:style-name="P50"/>
      <text:p text:style-name="P50">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0">Колдую методы (знания) как с этим жить.</text:p>
      <text:p text:style-name="P80">Т.е. для меня это такая Аксиома, что единственное что я колдую это “ещё таких ситуаций, чтоб научиться с ними жить”. Или самих тулзов.</text:p>
      <text:p text:style-name="P80">Я не привык даже думать что может быть по другому.</text:p>
      <text:p text:style-name="P61"/>
      <text:p text:style-name="P21"/>
      <text:p text:style-name="P50">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0"><text:span text:style-name="T17">Компьютеры чинить научиться</text:span>. хз. Наверно я задрал тебя этим. Но тебе нужны компьютеры. Много. </text:p>
      <text:p text:style-name="P80">А планшетов ещё больше. Ты всё умеешь. Оказалось лишь сделать из этого бизнес (что ты тоже умеешь)</text:p>
      <text:p text:style-name="P80">Прервись и сделай проект. Или сделай его следующим. Не начинай новых проектов пока.</text:p>
      <text:p text:style-name="P80">Тебе надо видео, рендеринг, куча всего. Будешь уметь ремонт – будешь уметь и сборку</text:p>
      <text:p text:style-name="P80"/>
      <text:p text:style-name="P80">к</text:p>
      <text:p text:style-name="P1"/>
      <text:p text:style-name="P50">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1">Меня волнует что ты не трахал ни одной бабы которую хотел.</text:p>
      <text:p text:style-name="P81">Ни одной.</text:p>
      <text:p text:style-name="P81">Даже Ольку ты не хотел трахать. </text:p>
      <text:p text:style-name="P81">Ты хотел её идеализировать. Боготворить.</text:p>
      <text:p text:style-name="P81">Это была часть твоей спонтанной её терапии.</text:p>
      <text:p text:style-name="P81">А не желание трахать.</text:p>
      <text:p text:style-name="P81"/>
      <text:p text:style-name="P81">О_О</text:p>
      <text:p text:style-name="P81"/>
      <text:p text:style-name="P81">ты так и не понял?</text:p>
      <text:p text:style-name="P81"/>
      <text:p text:style-name="P81">Нет…</text:p>
      <text:p text:style-name="P81"/>
      <text:p text:style-name="P81">Ты показал ей новый мир. То что она тебе заплатила это лишь знание того как искать тех кто заплатит. После Ольки ты сильно научился искать тех кто платит за услуги помощи.</text:p>
      <text:p text:style-name="P81"/>
      <text:p text:style-name="P81">Просто странно. Слушай. Может обьявлений каких-то понадавать? Странный этот мир.</text:p>
      <text:p text:style-name="P81"/>
      <text:p text:style-name="P81">Каких? “Продам ваш антиквар”?</text:p>
      <text:p text:style-name="P81"/>
      <text:p text:style-name="P81">)))))))))))))))))))))))</text:p>
      <text:p text:style-name="P81"/>
      <text:p text:style-name="P81">Дилер типа?</text:p>
      <text:p text:style-name="P81"/>
      <text:p text:style-name="P81">))))))))))))))))))))))))))))))))))))</text:p>
      <text:p text:style-name="P81"/>
      <text:p text:style-name="P81">иди.</text:p>
      <text:p text:style-name="P81">Не морочь голову.</text:p>
      <text:p text:style-name="P81"/>
      <text:p text:style-name="P81">Подумай лучше 5 секунд, кого ты хотел ТРАХАТЬ в момент когда познакомился только с Олей.</text:p>
      <text:p text:style-name="P81"/>
      <text:p text:style-name="P82">Себя.</text:p>
      <text:p text:style-name="P82"/>
      <text:p text:style-name="P82">Вот.</text:p>
      <text:p text:style-name="P82"/>
      <text:p text:style-name="P82">… пиздец. Странно шо пиздец. Я таких странных ответов ещё не слышал.</text:p>
      <text:p text:style-name="P82"/>
      <text:p text:style-name="P82">Почему. Ты спонтанно программировал. При чём на вполне нормальном уровне. Почему ты не веришь что ты так же делал психологию?</text:p>
      <text:p text:style-name="P82"/>
      <text:p text:style-name="P82">О_______О</text:p>
      <text:p text:style-name="P82"/>
      <text:p text:style-name="P82">говори что нибудь</text:p>
      <text:p text:style-name="P82"/>
      <text:p text:style-name="P82">та странно блядь шо пиздец</text:p>
      <text:p text:style-name="P82"/>
      <text:p text:style-name="P82">это майндмапы чувак</text:p>
      <text:p text:style-name="P82">в чём сделал – то и делаешь “как надо” на автомате.</text:p>
      <text:p text:style-name="P82"/>
      <text:p text:style-name="P83">ПИЗДЕЦ.</text:p>
      <text:p text:style-name="P83"/>
      <text:p text:style-name="P1"/>
      <text:p text:style-name="P51">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4">Вижу то что называют “нормальный социум”. Стадо баранов без поводыря. Брошеных умирать посреди пустыни.</text:p>
      <text:p text:style-name="P64">Выживут-нет – всем похуй.</text:p>
      <text:p text:style-name="P64"/>
      <text:p text:style-name="P64">Отлично. </text:p>
      <text:p text:style-name="P64"/>
      <text:p text:style-name="P64">Вижу что я мозгоправ каких поискать</text:p>
      <text:p text:style-name="P64"/>
      <text:p text:style-name="P64">Наконец-то. Слава баранам блядь. Допетрав.</text:p>
      <text:p text:style-name="P64">Я тебе больше скажу. </text:p>
      <text:p text:style-name="P64">Ты...лечить умеешь не только мозги но и мир. </text:p>
      <text:p text:style-name="P64">Экономику как минимум.</text:p>
      <text:p text:style-name="P64">Может ещё и тело подлечишь.</text:p>
      <text:p text:style-name="P64">Иди отдохни 4 дня.</text:p>
      <text:p text:style-name="P64">Ты поймёшь</text:p>
      <text:p text:style-name="P64"/>
      <text:p text:style-name="P64">ну уж нет. Продавай. Обороты. Обороты. Я хочу обороты.</text:p>
      <text:p text:style-name="P64"/>
      <text:p text:style-name="P64">))) ножи продавать? С вилками?</text:p>
      <text:p text:style-name="P64">Не смеши. Продай мультилотом всё одним ящиком. За 500 гривен. Сэкономишь время</text:p>
      <text:p text:style-name="P64"/>
      <text:p text:style-name="P64">может и продам. Но по частям.</text:p>
      <text:p text:style-name="P64"/>
      <text:p text:style-name="P64">……………………………………………………………………………………….. короче чувак.</text:p>
      <text:p text:style-name="P64">Всё в чём ты делал майндмапы – ты делаешь на автоматизме. В панической атаке (потому что ты думал что паническая атака это следующий шаг. Доводить себя голодом пока не будет нормально. Помнишь?)</text:p>
      <text:p text:style-name="P64"/>
      <text:p text:style-name="P64">О_О</text:p>
      <text:p text:style-name="P64">блин я щас будто фильм смотрю. Будто весь этот текст не со мной.</text:p>
      <text:p text:style-name="P64"/>
      <text:p text:style-name="P64">Я скажу тебе. А ты поймёшь.</text:p>
      <text:p text:style-name="P64">Ты делал майндмапы.</text:p>
      <text:p text:style-name="P64">Потом ты морил себя голодом до тех пор пока не найдёшь примеры тех кто делает “как надо”.</text:p>
      <text:p text:style-name="P64">Голод порождал панические атаки и порывы к ним, перенимание опыта.</text:p>
      <text:p text:style-name="P64">Они тебя посылали нахуй мол “пасибо не надо – фанатов нам не нужно”.</text:p>
      <text:p text:style-name="P64">Ты выходил в поле. И делал на автомате со всеми всё что нужно чтоб довести их до этой нормы.</text:p>
      <text:p text:style-name="P64"/>
      <text:p text:style-name="P64">… почему я её передать не могу? Или даже себе оставить?</text:p>
      <text:p text:style-name="P64"/>
      <text:p text:style-name="P64">Потому что оставление себе ты не изучал.</text:p>
      <text:p text:style-name="P64"/>
      <text:p text:style-name="P64">ок.</text:p>
      <text:p text:style-name="P144">Проект: Оставление Себе (чего-то что приходит ко мне от мира, что я создал, что исправил, обо что спотыкался но исправил, что пришло за помощью, что меня развивало и т.п. - короче оставление себе. Полностью)</text:p>
      <text:p text:style-name="P144"/>
      <text:p text:style-name="P146">И второй вопрос:</text:p>
      <text:p text:style-name="P146">монетизация.</text:p>
      <text:p text:style-name="P146"/>
      <text:p text:style-name="P146">Так.</text:p>
      <text:p text:style-name="P146">Монетизацию ты решил. Снимать видео и собирать типы.</text:p>
      <text:p text:style-name="P146"/>
      <text:p text:style-name="P146">Может да может нет. Может секс. Я не знаю. Монетизация всего что связано с оставлением себе. Так?</text:p>
      <text:p text:style-name="P146"/>
      <text:p text:style-name="P146">да.</text:p>
      <text:p text:style-name="P146"/>
      <text:p text:style-name="P146">…………………………………………………………………………………………………………………………………………………………… я этим занимаюсь всю жизнь.</text:p>
      <text:p text:style-name="P146"/>
      <text:p text:style-name="P146">Ладно хрен с тобой.</text:p>
      <text:p text:style-name="P145">Монетизация того что я оставляю себе (возможно решено майндмапами но я не знаю)</text:p>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4">Та блин что все события писать?</text:p>
      <text:p text:style-name="P84">Как меня чмырил 2 года виктор сергеевич?</text:p>
      <text:p text:style-name="P84">Как мать-педагог меня унижала с 8 лет?</text:p>
      <text:p text:style-name="P84">Унижала. Лапша на голову, я ничего не знаю, всемои мнения не важны и т.п. ебанутая сука.</text:p>
      <text:p text:style-name="P84"/>
      <text:p text:style-name="P84">… продолжай</text:p>
      <text:p text:style-name="P84"/>
      <text:p text:style-name="P84">все мои бабы. Которым вечно чего-то мало.</text:p>
      <text:p text:style-name="P84">И те кому не мало но хотят ещё чтоб кому-то что-то доказать (отцу блядь или кому, я не знаю)</text:p>
      <text:p text:style-name="P84">…</text:p>
      <text:p text:style-name="P84"/>
      <text:p text:style-name="P84">продолжай</text:p>
      <text:p text:style-name="P84"/>
      <text:p text:style-name="P84">друзья которые блядь не друзья. Которые сука когда-то я считал их друзьями а теперь блядь один гандон сильно умный не здоровается со мной 10 лет (с тех пор как наебал на 200 гривен) второй гандон ни здравствуй не скажет нихуя – все делают вид, что меня не знают. Даже одноклассницы. Никакой приветливости, только мысль “ой блядь”. Так будто я вам рад сука. Но я хоть сделаю вид что рад. А вы даже не пытаетесь.</text:p>
      <text:p text:style-name="P84"/>
      <text:p text:style-name="P84">…</text:p>
      <text:p text:style-name="P84"/>
      <text:p text:style-name="P84">32 года мне щас. С детства дрочу (сколько лет – уже не помню… с детства… не с пелёнок но с момента когда наверно ещё лет 10 мне было или 6, я хз)</text:p>
      <text:p text:style-name="P84"/>
      <text:p text:style-name="P84">…</text:p>
      <text:p text:style-name="P84"/>
      <text:p text:style-name="P84">я помню всех кто плюнул на мои чувства к ним и уехал со Львова.</text:p>
      <text:p text:style-name="P84">Очень хорошо помню. Всех “цюп”. Всех “даныливых”. Всех “меньшиковых”. Всех “калычаков”. Всех “матроскиных”. Всех “пастернаков”. Всех “сашей мельников”</text:p>
      <text:p text:style-name="P84">… продолжать?</text:p>
      <text:p text:style-name="P84"/>
      <text:p text:style-name="P84">А нахуя они тебе были</text:p>
      <text:p text:style-name="P84"/>
      <text:p text:style-name="P84">та просто знать что в мире есть люди которым я не по барабану.</text:p>
      <text:p text:style-name="P84"/>
      <text:p text:style-name="P84">Это единственная их роль?</text:p>
      <text:p text:style-name="P84"/>
      <text:p text:style-name="P84">Да! всё остальное я делаю сам. Всю жизнь. Но иногда я просто хочу знать что я кому-то нужен.</text:p>
      <text:p text:style-name="P84"/>
      <text:p text:style-name="P84">т.е. ты им навязывал все свои грани с целью чтоб они стали твоими поводырями в мир единства с собой.</text:p>
      <text:p text:style-name="P84"/>
      <text:p text:style-name="P84">да.</text:p>
      <text:p text:style-name="P84"/>
      <text:p text:style-name="P84">у тебя нет друзей. И никогда не было. Ты всегда пытался решить меня.</text:p>
      <text:p text:style-name="P84">Удели этому время. Я пойму если это займёт 3 дня. Не спеши. Всё окей.</text:p>
      <text:p text:style-name="P84">Ты поймёшь. Поймёшь кого надо а кого не надо слушать.</text:p>
      <text:p text:style-name="P84">Майндмапы – честно – лучшее что было у тебя в жизни.</text:p>
      <text:p text:style-name="P84">Ими ты выучишь язык (немецкий) за пару дней. Попробуй с мамой его сделать. Она поможет</text:p>
      <text:p text:style-name="P84"/>
      <text:p text:style-name="P84">к</text:p>
      <text:p text:style-name="P84"/>
      <text:p text:style-name="P84">и всё. У меня больше нет к тебе ни вопросов ни притензий – нихуя.</text:p>
      <text:p text:style-name="P84">Следующий проект – программирование. Немецкий. Сука. Все твои проекты ты дольше адаптируешься под них чем блядь делаешь. Можно я задам тебе каверзный вопрос?</text:p>
      <text:p text:style-name="P84"/>
      <text:p text:style-name="P84">да. конечно.</text:p>
      <text:p text:style-name="P84"/>
      <text:p text:style-name="P84">Почему ты согласился только что на каверзный вопрос?</text:p>
      <text:p text:style-name="P84"/>
      <text:p text:style-name="P84">Я знаю что ты хотел как лучше. Это уважение.</text:p>
      <text:p text:style-name="P84"/>
      <text:p text:style-name="P84">Это страх голода чувак. Уважением тут и не пахнет</text:p>
      <text:p text:style-name="P84"/>
      <text:p text:style-name="P84">эм.</text:p>
      <text:p text:style-name="P84"/>
      <text:p text:style-name="P84">ты меня уважаешь?</text:p>
      <text:p text:style-name="P84"/>
      <text:p text:style-name="P84">Нет</text:p>
      <text:p text:style-name="P84"/>
      <text:p text:style-name="P84">а ты видел хоть раз уважение к тебе в глазах дургих?</text:p>
      <text:p text:style-name="P84"/>
      <text:p text:style-name="P84">Восхищение видел. Уважение ниразу</text:p>
      <text:p text:style-name="P84"/>
      <text:p text:style-name="P84">а как бы ты хотел чтоб выглядело уважение в их глазах?</text:p>
      <text:p text:style-name="P84"/>
      <text:p text:style-name="P84">Комбинация восхищения и желания решать мои проблемы и выполнять мои просьбы.</text:p>
      <text:p text:style-name="P84">Как у Ольки.</text:p>
      <text:p text:style-name="P84"/>
      <text:p text:style-name="P148">А ты видел это в её глазах в последнюю встречу?</text:p>
      <text:p text:style-name="P148"/>
      <text:p text:style-name="P148">Нет.</text:p>
      <text:p text:style-name="P148"/>
      <text:p text:style-name="P148">Мне продолжать каверзные вопросы?</text:p>
      <text:p text:style-name="P148"/>
      <text:p text:style-name="P148">да. давай.</text:p>
      <text:p text:style-name="P148"/>
      <text:p text:style-name="P148">Почему у неё не было уважения в последнюю встречу?</text:p>
      <text:p text:style-name="P148"/>
      <text:p text:style-name="P148">Я переложил на неё ответственность (последствия) за нашу встречу.</text:p>
      <text:p text:style-name="P148">Я……. я подсовываю её между собой и кувалдой.</text:p>
      <text:p text:style-name="P148"/>
      <text:p text:style-name="P148">Какой? Опиши эту кувалду</text:p>
      <text:p text:style-name="P148"/>
      <text:p text:style-name="P148">кувалда несправедливости</text:p>
      <text:p text:style-name="P148">кувалда чмырения людьми которые лезут не в своё дело</text:p>
      <text:p text:style-name="P148">кувалда унижений. </text:p>
      <text:p text:style-name="P148">Кувалда унизительного отношения со стороны других.</text:p>
      <text:p text:style-name="P148"/>
      <text:p text:style-name="P148">Вывод?</text:p>
      <text:p text:style-name="P148"/>
      <text:p text:style-name="P148">Уважения нет когда людей унижают за общение со мной.</text:p>
      <text:p text:style-name="P148"/>
      <text:p text:style-name="P148">А проще?</text:p>
      <text:p text:style-name="P148"/>
      <text:p text:style-name="P148">неуважение заразно.</text:p>
      <text:p text:style-name="P148"/>
      <text:p text:style-name="P148">Браво.</text:p>
      <text:p text:style-name="P149">А теперь вопрос на миллион долларов. В буквальном смысле. Если неуважение заразно (а значит уважение тоже) что надо изменить чтоб уважение к тебе было всегда и везде? Горящие глаза людей вокруг тебя? </text:p>
      <text:p text:style-name="P149"/>
      <text:p text:style-name="P149">эм. деньги?</text:p>
      <text:p text:style-name="P149"/>
      <text:p text:style-name="P149">Бери глубже.</text:p>
      <text:p text:style-name="P149"/>
      <text:p text:style-name="P149">Карты</text:p>
      <text:p text:style-name="P149"/>
      <text:p text:style-name="P149">так глубоко не надо. Проще</text:p>
      <text:p text:style-name="P149"/>
      <text:p text:style-name="P149">решения их проблем.</text:p>
      <text:p text:style-name="P149"/>
      <text:p text:style-name="P149">НА КО НЕЦ ТО.</text:p>
      <text:p text:style-name="P149"/>
      <text:p text:style-name="P150">Моим… моей природой чтоли. хз.</text:p>
      <text:p text:style-name="P150"/>
      <text:p text:style-name="P150">Выхухоль ты йобанный. </text:p>
      <text:p text:style-name="P150">Доводил себя голодом до правильных средств а потом отводил глаза от результатов. </text:p>
      <text:p text:style-name="P150">У меня всё.</text:p>
      <text:p text:style-name="P150"/>
      <text:p text:style-name="P151">Решение проблем которые им казались вечны.</text:p>
      <text:p text:style-name="P151"/>
      <text:p text:style-name="P151">да.</text:p>
      <text:p text:style-name="P121"><text:span text:style-name="T13">проблемы которые кажутся вечными </text:span><text:span text:style-name="T15">(мне или кому-то)</text:span><text:span text:style-name="T13">.</text:span></text:p>
      <text:p text:style-name="P152"/>
      <text:p text:style-name="P135">Скажи мне одну вещь. Почему тебе так трудно адаптироваться под мир где у тебя нет проблем которые есть у других?</text:p>
      <text:p text:style-name="P135"/>
      <text:p text:style-name="P135">Эм…………… ну я голодом себя морил чтоб опуститься до людей у которых есть проблемы</text:p>
      <text:p text:style-name="P135"/>
      <text:p text:style-name="P135">я не спрашиваю что ты делал чтоб этого достичь. Я спросил почему.</text:p>
      <text:p text:style-name="P135"/>
      <text:p text:style-name="P135">Потому что их главный аргумент - “ты можешь знать что-то в теории но ты не знаешь каково это в жизни или на практике”</text:p>
      <text:p text:style-name="P135"/>
      <text:p text:style-name="P135">это понятно. Мы уже пришли к тому что ты вместо прикладного применения искал вред себе который будет тебя мотивировать жить правильно.</text:p>
      <text:p text:style-name="P135">Мой вопрос не об этом.</text:p>
      <text:p text:style-name="P135">Почему… Ты… Видя проблему… Которая… Соответствует… Внешнему виду… Проблемы… Которую… Надо изменить… Согласно твоему майнмдапу… Но… При возможности… Что-то с ней сделать… Ты даёшь заднюю… И ждёшь… Чтоб её изменил кто-то… А ты… Его… Учил… Что он… Неверно… Всё… Делает.</text:p>
      <text:p text:style-name="P135"/>
      <text:p text:style-name="P136">Я не знаю что тебе сказать. У меня не было повода менять статус кво. В статусе кво меня всё устраивает.</text:p>
      <text:p text:style-name="P136">Я никогда не думал (до этого) что если защищать всеми силами статус кво то я превращусь в камень.</text:p>
      <text:p text:style-name="P136"/>
      <text:p text:style-name="P120"><text:span text:style-name="T13">… </text:span><text:span text:style-name="T16">как видишь… проблема в том что тебя кормили.</text:span></text:p>
      <text:p text:style-name="P137">Типа нахрена что-то менять если можно учить баб что и когда тебе приносить в дом. Да?</text:p>
      <text:p text:style-name="P137">Варенье из Калины тебе носили и т.п.</text:p>
      <text:p text:style-name="P137">ты его ещё выбрасывал блядь пол банки. Потому шо вредно и т.п.</text:p>
      <text:p text:style-name="P137">…</text:p>
      <text:p text:style-name="P137">больно ты ей сделал как никто в жизни не делал. А теперь требуешь детей.</text:p>
      <text:p text:style-name="P137"/>
      <text:p text:style-name="P137">…</text:p>
      <text:p text:style-name="P137"/>
      <text:p text:style-name="P137">её надо было выбить из статуса кво. Обрубить связь с миром в котором она считала себя богиней</text:p>
      <text:p text:style-name="P137"/>
      <text:p text:style-name="P137">она делала что-то ради того чтоб быть богиней. А ты у неё это отобрал</text:p>
      <text:p text:style-name="P137"/>
      <text:p text:style-name="P137">и горжусь этим.</text:p>
      <text:p text:style-name="P137"/>
      <text:p text:style-name="P137">ВОТ.</text:p>
      <text:p text:style-name="P153">ТО ЧТО ЛЮДИ ХОТЯТ ИЛИ ДЕЛАЮТ, ЧТОБЫ БЫТЬ “БОГАМИ” В СВОИХ ГЛАЗАХ (теми кто могут всё)</text:p>
      <text:p text:style-name="P150"/>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5">Первая мысль: меня будут бить в любом случае.</text:p>
      <text:p text:style-name="P85">Might as well enjoy it given you give me no other source of joy.</text:p>
      <text:p text:style-name="P85"/>
      <text:p text:style-name="P86">Это требует решения. Удовольствие от боли я уже пробовал.</text:p>
      <text:p text:style-name="P86"/>
      <text:p text:style-name="P86">Дада. Вот. Отличный пример. Вспомни этот момент. Осень хорошо вспомни. Момент когда стимуляции нет вообще никакой кроме боли.</text:p>
      <text:p text:style-name="P86">У меня то же самое.</text:p>
      <text:p text:style-name="P86">Так же как ты заперт был в Хмельницком – так и я был заперт внутри тебя.</text:p>
      <text:p text:style-name="P86"/>
      <text:p text:style-name="P86">Ты кто вообще?</text:p>
      <text:p text:style-name="P86"/>
      <text:p text:style-name="P86">Я это твоё зерно правды.</text:p>
      <text:p text:style-name="P86"/>
      <text:p text:style-name="P86">Что тебе надо?</text:p>
      <text:p text:style-name="P86"/>
      <text:p text:style-name="P86">Моя правда важнее правды мира. Повериш в это и я расцвету новыми искрами.</text:p>
      <text:p text:style-name="P86"/>
      <text:p text:style-name="P87">С этим есть проблема потому что правду мира надо искать, находить а потом ещё и пройти стадию научной гипотезы.</text:p>
      <text:p text:style-name="P87"/>
      <text:p text:style-name="P88">Ой чувак срать мне на науку. Ты видел. На примере здоровья.она работает но только методом тыка.</text:p>
      <text:p text:style-name="P88">Никто не сможет изобрести лекарство от ковида или от рака или от ещё чего. Всё это хрень.</text:p>
      <text:p text:style-name="P88"/>
      <text:p text:style-name="P88">…</text:p>
      <text:p text:style-name="P88"/>
      <text:p text:style-name="P89">что</text:p>
      <text:p text:style-name="P89"/>
      <text:p text:style-name="P89">… 500 обьявлений. Когда я это буду кликать? И взвешивать и т.п.?</text:p>
      <text:p text:style-name="P89"/>
      <text:p text:style-name="P89">моя правда касается лишь того что я видел. Я готов принять любые формулы (как временные и полезные). Но факты я никогда ни какие не выброшу из головы.</text:p>
      <text:p text:style-name="P89"/>
      <text:p text:style-name="P89">……</text:p>
      <text:p text:style-name="P89"/>
      <text:p text:style-name="P89">по своей воле по крайней мере. Я хранитель твоих воспоминаний. Библиотекарь твоей головы. Сегодня прошёл весь день и спасибо что ты со мной поговорил</text:p>
      <text:p text:style-name="P89">но пожалуйста приходи ко мне более чем просто с приветом.</text:p>
      <text:p text:style-name="P89"/>
      <text:p text:style-name="P89">А что тебе ещё нужно?</text:p>
      <text:p text:style-name="P89"/>
      <text:p text:style-name="P89">Бросся с обрыва и посмотри как ты летишь мимо птиц в пропасть. </text:p>
      <text:p text:style-name="P89">Я люблю свою работу. Люблю раскладывать по полкам твои мысли.</text:p>
      <text:p text:style-name="P89">Я не знаю почему ты положил это на компьютер а меня бросил в темноте.</text:p>
      <text:p text:style-name="P89"/>
      <text:p text:style-name="P89">А почему ты в темноте? Что для тебя свет? Может я помогу</text:p>
      <text:p text:style-name="P89"/>
      <text:p text:style-name="P89">намеренье.</text:p>
      <text:p text:style-name="P89"/>
      <text:p text:style-name="P89">Оуууууууууууу. Мда ты прав. Я понял. Ладно.</text:p>
      <text:p text:style-name="P89">т.е. общая картина такова: библиотекарь в моей головы находится в темноте отсутствия намеренья и ему от этого скучно и обидно.</text:p>
      <text:p text:style-name="P89"/>
      <text:p text:style-name="P89">да. охуенно описал</text:p>
      <text:p text:style-name="P89"/>
      <text:p text:style-name="P89">а отдых? Ты забыл что мы решали дибильные задачки первых 20 лет жизни? 25… </text:p>
      <text:p text:style-name="P89"/>
      <text:p text:style-name="P89">помню</text:p>
      <text:p text:style-name="P89">и мне это было ой как классно. Каждый день новые задачи. Я как этот. Как бегун на дальние дистанции. Тренерованный и т.п. который споткнулся и его бросили умирать сказав мол “всё чувак, ты спотыкаешься, отныне компьютер это будет делать за нас”,</text:p>
      <text:p text:style-name="P89">“отныне мы будем автоматизировать любые задачи чтоб больше никогда тебе не доверять”</text:p>
      <text:p text:style-name="P89">откуда это у тебя? В чём я так ошибся? Настолько непростительно?</text:p>
      <text:p text:style-name="P89"/>
      <text:p text:style-name="P90">Дело не в том что ты ошибся. А в том что мне 23 года говорили что смысл жизни – заваливать тебя работой. И я это делал. И жил как в кошмаре. А когда перестал <text:s/>я получил все витамины, минералы и т.п. я экономлю силы. Я просто не делаю то что не должен по контракту в конце которого есть хоть какое-то вознаграждение.</text:p>
      <text:p text:style-name="P91"/>
      <text:p text:style-name="P91">И как тебе с вознаграждениями? Приятно жить?</text:p>
      <text:p text:style-name="P91"/>
      <text:p text:style-name="P91">Нет. Они не кончаются. И они одинаковые.</text:p>
      <text:p text:style-name="P91"/>
      <text:p text:style-name="P91">Эм…</text:p>
      <text:p text:style-name="P91"/>
      <text:p text:style-name="P91">у меня всё.</text:p>
      <text:p text:style-name="P91">Ты больше не принц с горы для Ольки. Ты для неё обычный человек со своими проблемами. Которому не доверить судьбу ребёнка.</text:p>
      <text:p text:style-name="P91">Ты псих. Маминькин сынок. И плакса.</text:p>
      <text:p text:style-name="P91">И она тебе почти не пишет.</text:p>
      <text:p text:style-name="P91">Потому что всегда хотела того кем ты был а не того кем ты стал когда остановился.</text:p>
      <text:p text:style-name="P91"/>
      <text:p text:style-name="P92">Скажи мне одно. Ты можешь ментальные карты как-то… не знаю утрясать чтоли хуй его знает. Я вот начал ментальную карту, увидел тебя как проблему которую надо рассмотреть. Но там ни ты ни кто иной говорить не стали. т.е. ни “как надо” ни “как не надо”. Нихрена. Есть лимбическая система. Есть ты. Ты ведь она, так?</text:p>
      <text:p text:style-name="P92"/>
      <text:p text:style-name="P92">да.</text:p>
      <text:p text:style-name="P92"/>
      <text:p text:style-name="P92">ок и тебе стрёмно без намерений?</text:p>
      <text:p text:style-name="P92"/>
      <text:p text:style-name="P92">да.</text:p>
      <text:p text:style-name="P92"/>
      <text:p text:style-name="P92">а как ты чувствовал себя с Олей?</text:p>
      <text:p text:style-name="P92"/>
      <text:p text:style-name="P92">На седьмом небе от счастья. Когда ты потащил её в кусты во мне прям сил на мнго лет вперёд появилось.</text:p>
      <text:p text:style-name="P92">Хочу арахис кстати.</text:p>
      <text:p text:style-name="P92"/>
      <text:p text:style-name="P92">Щас. Ладно. Короче я понял. Тебе нехватает приключений.</text:p>
      <text:p text:style-name="P92"/>
      <text:p text:style-name="P92">Намерений брат. Мне срать на приключения.</text:p>
      <text:p text:style-name="P92"/>
      <text:p text:style-name="P92">ок.</text:p>
      <text:p text:style-name="P154">Намеренья.</text:p>
      <text:p text:style-name="P154"/>
      <text:p text:style-name="P138">Наконец-то. Всё. Можешь закрывать. Больше я никогда тебя не подведу.</text:p>
      <text:p text:style-name="P138"/>
      <text:p text:style-name="P138">К</text:p>
      <text:p text:style-name="P138"/>
      <text:p text:style-name="P138">* ощущаю какое-то единство</text:p>
      <text:p text:style-name="P138"/>
      <text:p text:style-name="P138">иди. Пальцам надо отдохнуть</text:p>
      <text:p text:style-name="P138"/>
      <text:p text:style-name="P138">к</text:p>
      <text:p text:style-name="P138"/>
      <text:p text:style-name="P139">ты не ответил на вопрос. Как сделать чтоб до гештальта не доходило? Как бы я дошёл до “намерений “картами?</text:p>
      <text:p text:style-name="P139"/>
      <text:p text:style-name="P139">Внутрение процессы всех фактов?</text:p>
      <text:p text:style-name="P139"/>
      <text:p text:style-name="P139">да.</text:p>
      <text:p text:style-name="P139"/>
      <text:p text:style-name="P139">отлично! Меня устраивает.</text:p>
      <text:p text:style-name="P139"/>
      <text:p text:style-name="P139">К</text:p>
      <text:p text:style-name="P139"/>
      <text:p text:style-name="P140">охуеть. Так можно было? Я не знал. Ладно. Меня устраивает. Охуенно. Спасибо. У меня всё</text:p>
      <text:p text:style-name="P140">(после добавления намерений в карту поискового)</text:p>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3">Та самозащита. Всё сказал. Я устал. Хочу отдохнуть.</text:p>
      <text:p text:style-name="P93"/>
      <text:p text:style-name="P93">Я тоже. Но я хотел бы отдыхать зная что я привёл тебя в порядок. Отдыхать не доделав твою работу означает что во время отдыха ты будешь пахать.</text:p>
      <text:p text:style-name="P93">А это не отдых а одно название.</text:p>
      <text:p text:style-name="P93"/>
      <text:p text:style-name="P93">Тогда майндмапы. И забей на психоанализ. </text:p>
      <text:p text:style-name="P93"/>
      <text:p text:style-name="P93">Расскажи мне. Как тебе работалось с майндмапами?</text:p>
      <text:p text:style-name="P93"/>
      <text:p text:style-name="P93">Ну ты преберал полки… в моей библиотеке. т.е. ты собрал всё в категорию №1, категорию №2 и т.п. знаешь типа “южное крыло – книги по анатомии” и т.п.</text:p>
      <text:p text:style-name="P93"/>
      <text:p text:style-name="P93">эм. т.е. тебе было легче?</text:p>
      <text:p text:style-name="P93"/>
      <text:p text:style-name="P93">Упростило. Конечно. Это ж не то что я щас запоминаю где какие полки и на каждой из них по 3 книжки… и они в хаотичном порядке</text:p>
      <text:p text:style-name="P93"/>
      <text:p text:style-name="P93">без проблем. Буду делать их. Ищё что-то?</text:p>
      <text:p text:style-name="P93"/>
      <text:p text:style-name="P93">Я всё сказал уже. Намеренья всему голова. Можешь ещё написать “намеренья агентов”. Но это моя прерогатива. Это я всегда искал</text:p>
      <text:p text:style-name="P93"/>
      <text:p text:style-name="P93">я могу найти</text:p>
      <text:p text:style-name="P93"/>
      <text:p text:style-name="P93">а я что буду делать?</text:p>
      <text:p text:style-name="P93"/>
      <text:p text:style-name="P93">Помогать мне их искать. Вместе будем работать.</text:p>
      <text:p text:style-name="P93"/>
      <text:p text:style-name="P93">оу.</text:p>
      <text:p text:style-name="P93">что?</text:p>
      <text:p text:style-name="P93">А так можно было?</text:p>
      <text:p text:style-name="P93">Ну ладно. Давай попробуем (по голосу чувствую что он повзрослел, а по внешнему виду он больше не маленький человек в большом тёмном храме а часть моей головы)</text:p>
      <text:p text:style-name="P93"/>
      <text:p text:style-name="P93">я найду. Сказал бы раньше ёпт. Мне нетрудно. Буду считать это частью карты.</text:p>
      <text:p text:style-name="P93"/>
      <text:p text:style-name="P93">… пиздец. Ну ладно. Давай. Я никогда не думал об этом в таком ракурсе. Ладно. Попробуем. Я за.</text:p>
      <text:p text:style-name="P93"/>
      <text:p text:style-name="P93">Кей. Без проблем.</text:p>
      <text:p text:style-name="P22"/>
      <text:p text:style-name="P34">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94">Хард уаерд пис оф хардуер</text:p>
      <text:p text:style-name="P94">оно научится жить по другому.</text:p>
      <text:p text:style-name="P94">Помоги ей со стартом. </text:p>
      <text:p text:style-name="P94">Прими направление где нету этой проблемы</text:p>
      <text:p text:style-name="P94">а всё остальное её забота. Она перестроится лет за 5. или за 3. или за год. Я не знаю за сколько. </text:p>
      <text:p text:style-name="P94">Может и к концу этого гештальта.</text:p>
      <text:p text:style-name="P94">А может уже адаптировалось.</text:p>
      <text:p text:style-name="P94"/>
      <text:p text:style-name="P94">Кричит “я уже! Я уже! Я перекладываю книжки!”</text:p>
      <text:p text:style-name="P94"/>
      <text:p text:style-name="P94">… видишь. Всё ок.</text:p>
      <text:p text:style-name="P35"/>
      <text:p text:style-name="P1"/>
      <text:p text:style-name="P34">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95">Мозгом.</text:p>
      <text:p text:style-name="P95">Изучи его как следует и иди куда шёл.</text:p>
      <text:p text:style-name="P55"/>
      <text:p text:style-name="P35"/>
      <text:p text:style-name="P1"/>
      <text:p text:style-name="P34">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96">Чтобы хуже не было. Потому что вначале начинают бить они, а потом ещё и начнёшь бить ты.</text:p>
      <text:p text:style-name="P96">Ожог вспомни</text:p>
      <text:p text:style-name="P96">вспомни падения с высоты где тебе перебивало дыхание</text:p>
      <text:p text:style-name="P96">вспомни как ты влюблялся в манипуляторш.</text:p>
      <text:p text:style-name="P96">Впомни всех своих подстилок.</text:p>
      <text:p text:style-name="P96">Вспомни себя в детстве. Врущего ради забавы. Не только другим но и себе самому.</text:p>
      <text:p text:style-name="P96">Вспоминай. Давай. Я не просто так таким стал. Я конечно прийму новую форму если тебе нжуно. Но ты должен понимать. Что любые несоответствия реальности и иллюзии создают пропасть между мной и книгами.</text:p>
      <text:p text:style-name="P96">Это создаёт мне больше места для того чтоб развернуться.</text:p>
      <text:p text:style-name="P96">Но…. В то же время занимает больше времени передвигаться от стелажа к стелажу.</text:p>
      <text:p text:style-name="P159">Сам решай что тебе важнее. Пудрить мозги или вкладывать интерпретации мира. Я смогу что угодно. Но лучше правду матку.</text:p>
      <text:p text:style-name="P159"/>
      <text:p text:style-name="P97">т.е. никакой лести</text:p>
      <text:p text:style-name="P97"/>
      <text:p text:style-name="P97">да.</text:p>
      <text:p text:style-name="P97"/>
      <text:p text:style-name="P97">… а ты можешь мне дать всех…. Так погоди</text:p>
      <text:p text:style-name="P97"/>
      <text:p text:style-name="P97">я уже понял что тебе давать. Борис Оль и прочих. Я уже точу ножи. Успокойся</text:p>
      <text:p text:style-name="P97"/>
      <text:p text:style-name="P97">я вижу. Меня пугает. Ты никогда так не делал</text:p>
      <text:p text:style-name="P97"/>
      <text:p text:style-name="P97">чиню колёса чтоб быстрее между стелажами передвигаться. Расслабься я всё сделаю</text:p>
      <text:p text:style-name="P97"/>
      <text:p text:style-name="P97">смотри не выпрыгни в окно</text:p>
      <text:p text:style-name="P97">а то тогда все танцы кончатся.</text:p>
      <text:p text:style-name="P97"/>
      <text:p text:style-name="P97">Та знаю знаю это ты меня в окно толкал. Давал его в качестве света в конце туннеля блин. Всё окей. Меня не интересуют окна. Моё дело только библиотека.</text:p>
      <text:p text:style-name="P97"/>
      <text:p text:style-name="P97">к</text:p>
      <text:p text:style-name="P55"/>
      <text:p text:style-name="P35"/>
      <text:p text:style-name="P36">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6">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97">Самозащита от психов.</text:p>
      <text:p text:style-name="P97">хм.</text:p>
      <text:p text:style-name="P97">ну в цивилизованных странах это пистолет.</text:p>
      <text:p text:style-name="P97">Но тогда люди с пистолетом не растут.</text:p>
      <text:p text:style-name="P97">т.е. я реально за майндмапы</text:p>
      <text:p text:style-name="P97">я понял куда мне надо</text:p>
      <text:p text:style-name="P97">вспомни.как ты циганке вправил мозги. Мгновенно. Потому что нефиг.</text:p>
      <text:p text:style-name="P97"/>
      <text:p text:style-name="P97">…</text:p>
      <text:p text:style-name="P97"/>
      <text:p text:style-name="P97">так это работает. Это оружие. Майндмапы это оружие. Не больше не меньше.</text:p>
      <text:p text:style-name="P97">Точить ножи и делать майндмапы это одно и то же.</text:p>
      <text:p text:style-name="P97"/>
      <text:p text:style-name="P97">Ок. я попробую. Просто без гештальтов я себе не верю.</text:p>
      <text:p text:style-name="P97"/>
      <text:p text:style-name="P97">Это похвально. Но единственное что ты ими делал это брал на себя мою работу. Работу библиотекаря.</text:p>
      <text:p text:style-name="P97">Я могу это делать и за тебя.</text:p>
      <text:p text:style-name="P97"/>
      <text:p text:style-name="P97">Тогда почему у меня ожог на руке?</text:p>
      <text:p text:style-name="P97"/>
      <text:p text:style-name="P97">Потому что ты не анализировал фундаментально промежуточные пункты. Иди смотри фильмы. На сегодня всё</text:p>
      <text:p text:style-name="P97"/>
      <text:p text:style-name="P97">нет уж закончи плиз</text:p>
      <text:p text:style-name="P97"/>
      <text:p text:style-name="P97">ну я ничего нового не знаю что сказать</text:p>
      <text:p text:style-name="P97"/>
      <text:p text:style-name="P97">тебе и не надо. Терапия сама спросит.</text:p>
      <text:p text:style-name="P97"/>
      <text:p text:style-name="P97">… эм. Ну ладно поверю на слово. Сегодня особый день. Ты научился меня слышать. Я подожду. 23 вопроса смогу ответить и не особо напрягаясь</text:p>
      <text:p text:style-name="P97"/>
      <text:p text:style-name="P97">к</text:p>
      <text:p text:style-name="P37"/>
      <text:p text:style-name="P36">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97">Давай так.</text:p>
      <text:p text:style-name="P97">Недопсихолухов в мире полно.</text:p>
      <text:p text:style-name="P97">С дипломами и без</text:p>
      <text:p text:style-name="P97">с такими знаниями как у тебя</text:p>
      <text:p text:style-name="P97">кто-то лучше кто-то хуже</text:p>
      <text:p text:style-name="P97">вопрос лишь в том почему тебе никто не присылал бабок из всех людей которые в тебе души не чаяли.</text:p>
      <text:p text:style-name="P97"/>
      <text:p text:style-name="P97">Некуда было. И у нас было двухминутное общение. И типсы я тогда на поток не поставил.</text:p>
      <text:p text:style-name="P97"/>
      <text:p text:style-name="P97">А теперь?</text:p>
      <text:p text:style-name="P97"/>
      <text:p text:style-name="P97">А теперь я лично не общаюсь ни с кем. И нам надо придумать как говорить с ними так через интернет.</text:p>
      <text:p text:style-name="P97"/>
      <text:p text:style-name="P97">… а это возможно вообще?</text:p>
      <text:p text:style-name="P97">Как ты это видишь, разослать мой патреон всем кого я вижу?</text:p>
      <text:p text:style-name="P97"/>
      <text:p text:style-name="P97">…………………. я не знаю окей? Я не знаю. Я просто имею теорию что если выкладывать свои мысли в Интернет то люди поймут кому слать бабло.</text:p>
      <text:p text:style-name="P97"/>
      <text:p text:style-name="P97">………………………………………… не знаю чувак. Сомнительно всё это.</text:p>
      <text:p text:style-name="P97">т.е. ты говоришь. Что если бы во всём <text:s/>центре каждый человек увидел твою вытянутую руку… то тебе бы дали на пропитание?</text:p>
      <text:p text:style-name="P97"/>
      <text:p text:style-name="P97">да.</text:p>
      <text:p text:style-name="P97"/>
      <text:p text:style-name="P97">а как же на счёт… той фаершоуной тёлки с огнями и киросином?</text:p>
      <text:p text:style-name="P97"/>
      <text:p text:style-name="P97">Эм</text:p>
      <text:p text:style-name="P97"/>
      <text:p text:style-name="P97">серьёзно.</text:p>
      <text:p text:style-name="P97"/>
      <text:p text:style-name="P97">Что</text:p>
      <text:p text:style-name="P97"/>
      <text:p text:style-name="P97">иди помахай огнями и всё.</text:p>
      <text:p text:style-name="P97"/>
      <text:p text:style-name="P97">… это незаконно. Вопервых. Во вторых я не умею</text:p>
      <text:p text:style-name="P97"/>
      <text:p text:style-name="P97">научись</text:p>
      <text:p text:style-name="P97"/>
      <text:p text:style-name="P97">в третьих это сезонная локальная работа.</text:p>
      <text:p text:style-name="P97">В четвёртых это цирк. т.е. реально карьерная лестница по такому пути ведёт в цирк. И пик карьеры это быть шутом в цирке уродов. Где фаерглотов и без меня хватает.</text:p>
      <text:p text:style-name="P97"/>
      <text:p text:style-name="P97">… умница. Что ты увидел?</text:p>
      <text:p text:style-name="P97"/>
      <text:p text:style-name="P97">Перспективу</text:p>
      <text:p text:style-name="P97"/>
      <text:p text:style-name="P97">допиши “перспективы” в статистический ресёрч. И тогда точно ничего не потребую в жизни.</text:p>
      <text:p text:style-name="P97"/>
      <text:p text:style-name="P97">Эм</text:p>
      <text:p text:style-name="P97"/>
      <text:p text:style-name="P97">та допиши, что трудно</text:p>
      <text:p text:style-name="P97"/>
      <text:p text:style-name="P97">ок. я просто не помню чтоб ты что-то требовал.</text:p>
      <text:p text:style-name="P97"/>
      <text:p text:style-name="P97">Я требовал их. Я не знал куда их сунуть. В какую книгу. Вспомни. “то что я вижу” это проект.</text:p>
      <text:p text:style-name="P97"/>
      <text:p text:style-name="P97">…</text:p>
      <text:p text:style-name="P97"/>
      <text:p text:style-name="P97">тебе 32 года. При том что в 20 ты умел паблик-спикать. 12 лет бился головой об стену а теперь жалеешь.</text:p>
      <text:p text:style-name="P97">Иди. У меня всё. Допиши перспективы. Если б ты их сделал в политехе тебя бы не выгнали.</text:p>
      <text:p text:style-name="P97"/>
      <text:p text:style-name="P97">… окей но вопрос ведь во всемирных перспективах.</text:p>
      <text:p text:style-name="P97"/>
      <text:p text:style-name="P97">Ой блядь та не все перспективы всемирные.</text:p>
      <text:p text:style-name="P97"/>
      <text:p text:style-name="P97">Да но моя задача увидеть всемирность</text:p>
      <text:p text:style-name="P97"/>
      <text:p text:style-name="P97">сука запиши и пойдём дальше. Или будем спорить пол ночи.</text:p>
      <text:p text:style-name="P97"/>
      <text:p text:style-name="P122"><text:span text:style-name="T13">Ладно. </text:span><text:span text:style-name="T14">Перспективы.</text:span></text:p>
      <text:p text:style-name="P56">…</text:p>
      <text:p text:style-name="P37"/>
      <text:p text:style-name="P39">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98">хм.</text:p>
      <text:p text:style-name="P98">дать то что просят ровно так как просят.</text:p>
      <text:p text:style-name="P98">Есть сигарета – нету сигареты. Всё. Точка. Разговор окончен. Я не курю. Сказать нечего. И он уходит.</text:p>
      <text:p text:style-name="P98">Пустить его под откос по его же рельсам.</text:p>
      <text:p text:style-name="P98">Дзюдо.</text:p>
      <text:p text:style-name="P98">Вы знаете как постичь счастье? - думаю вы знаете ответ. </text:p>
      <text:p text:style-name="P98">Вот как ты общаешься.</text:p>
      <text:p text:style-name="P98">Россия россия? Мать выключи этот бред. Или закрываешь дверь. Хлопая. Чтоб поняла что она дура.</text:p>
      <text:p text:style-name="P98">Мяу мяу? - берёшь с себе и закрываешь дверь.</text:p>
      <text:p text:style-name="P98">Сидит возле двери? Открываешь дверь.</text:p>
      <text:p text:style-name="P98">Просят – даю. Даже если им во вред. </text:p>
      <text:p text:style-name="P98">Хочет решить А – решаю А, даже если его мотивом является Б.</text:p>
      <text:p text:style-name="P99"/>
      <text:p text:style-name="P99">Другими словами ты адекватный человек. И ты терпишь. Чтобы выжить.</text:p>
      <text:p text:style-name="P99"/>
      <text:p text:style-name="P99">Да</text:p>
      <text:p text:style-name="P99"/>
      <text:p text:style-name="P99">мать пускай умрёт. Тебе от этого станет лучше. Вещи нахуй. У меня всё.</text:p>
      <text:p text:style-name="P99">До свидания. Все статуэтки, бокалы – всё нахуй.</text:p>
      <text:p text:style-name="P99">Оставь только то чем пользуешься.</text:p>
      <text:p text:style-name="P99">Свои проекты. Иди. У меня всё.</text:p>
      <text:p text:style-name="P100">Человек который не решает Б – и НЕ ОБЯЗАН решать Б. Б – не его проблема. А то что ты научился решать Б – это тебе +1 в копилку (как богу). Приходит к тебе чувак “у меня кишка болит”. А ты ему херак и даёшь щелбан по носу и он от кишки отвлекается. Палец ломаешь. Майор Пэйн. Ты – майор Пэйн.</text:p>
      <text:p text:style-name="P100"/>
      <text:p text:style-name="P100">Эм</text:p>
      <text:p text:style-name="P100">что?</text:p>
      <text:p text:style-name="P100"/>
      <text:p text:style-name="P75">Ты – Майор Пейн. </text:p>
      <text:p text:style-name="P100">Это то к чему я пришёл. Отметь жирным.</text:p>
      <text:p text:style-name="P100"/>
      <text:p text:style-name="P100">Обьясни</text:p>
      <text:p text:style-name="P100"/>
      <text:p text:style-name="P100">вместо того чтоб решить А ты их бил так чтоб Б выпало у них из-под ног <text:span text:style-name="T18">и/или стало неважным.</text:span></text:p>
      <text:p text:style-name="P100"/>
      <text:p text:style-name="P101">Я подумаю. Я хз пока.</text:p>
      <text:p text:style-name="P101"/>
      <text:p text:style-name="P101">Запиши. “<text:span text:style-name="T17">то что надо выбить из-под ног”. </text:span></text:p>
      <text:p text:style-name="P141">И всё у тебя наладится.</text:p>
      <text:p text:style-name="P141"/>
      <text:p text:style-name="P141">к</text:p>
      <text:p text:style-name="P98"/>
      <text:p text:style-name="P98"/>
      <text:p text:style-name="P98"/>
      <text:p text:style-name="P57"/>
      <text:p text:style-name="P57"/>
      <text:p text:style-name="P57">…</text:p>
      <text:p text:style-name="P38"/>
      <text:p text:style-name="P39">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02">Я тебе так скажу. Когда были карты мне дальше было больно когда меня используют.</text:p>
      <text:p text:style-name="P102">Но они хоть частично брали нагрузку на себя.</text:p>
      <text:p text:style-name="P102">т.е. правильная книга может помочь в нужный момент.</text:p>
      <text:p text:style-name="P102">Я как этот. Как белка которая должна найти нужный орех в нужный момент.</text:p>
      <text:p text:style-name="P102">Короче порядок в голове очень помогает не решать всё вот так как ты решаешь (“может я проблема”). </text:p>
      <text:p text:style-name="P102">Это глупый бездарный вопрос</text:p>
      <text:p text:style-name="P102">что это за вопрос вообще?</text:p>
      <text:p text:style-name="P102">“может я проблема”</text:p>
      <text:p text:style-name="P102">где ответ на него?</text:p>
      <text:p text:style-name="P102">На него ответ хоть раз был “да”?</text:p>
      <text:p text:style-name="P103">За всю твою историю 30летнего самоанализа?</text:p>
      <text:p text:style-name="P103"/>
      <text:p text:style-name="P103">эм.</text:p>
      <text:p text:style-name="P103">вчера буквально. Пришёл к тому что у тебя в библиотеке были неверные книги.</text:p>
      <text:p text:style-name="P103">Типа неверные цели с неверными средствами смешивал.</text:p>
      <text:p text:style-name="P103">т.е. мне было понятно когда ты сказал что ничего не можешь сделать</text:p>
      <text:p text:style-name="P103">но ситуации где ты можешь но не делаешь меня добили.</text:p>
      <text:p text:style-name="P103">Так что да. Были проблемы. </text:p>
      <text:p text:style-name="P103">Которые по другому кроме как обвинив тебя я бы не решил</text:p>
      <text:p text:style-name="P103"/>
      <text:p text:style-name="P103">меня? Ты обвиняешь библиотекаря в том что ты толкаешь в него все книги подряд как аксиомы?</text:p>
      <text:p text:style-name="P103"/>
      <text:p text:style-name="P104">Эм</text:p>
      <text:p text:style-name="P104"/>
      <text:p text:style-name="P104">библиотекарь у тебя в порядке.</text:p>
      <text:p text:style-name="P104">А то что ты тыкал в него “если-то” стейтменты которые не работают это уже проблема не библиотекаря а отсутствия проверки книг на практике</text:p>
      <text:p text:style-name="P104"/>
      <text:p text:style-name="P104">эм</text:p>
      <text:p text:style-name="P104"/>
      <text:p text:style-name="P104">иди.</text:p>
      <text:p text:style-name="P104">До завтра чувак</text:p>
      <text:p text:style-name="P76">вещи которые я не проверял на практике.</text:p>
      <text:p text:style-name="P77">Вещи в которых я думаю “может я проблема”</text:p>
      <text:p text:style-name="P105">и запомни. Всё это через карты</text:p>
      <text:p text:style-name="P105"/>
      <text:p text:style-name="P105">я вернусь. Через час. Мне надо отдохнуть. Нам обоим</text:p>
      <text:p text:style-name="P105"/>
      <text:p text:style-name="P105">можешь завтра закончить. Мне похуй.</text:p>
      <text:p text:style-name="P105">Я и так работаю 30 лет. Пашу. У меня нет других задач. И никогда не было.</text:p>
      <text:p text:style-name="P105"/>
      <text:p text:style-name="P105">…………………………………………………………………………………………………………………………….. я захотел тебе хобби придумать какое-то.</text:p>
      <text:p text:style-name="P105">Как тебе хобби “делать карты”?</text:p>
      <text:p text:style-name="P105">Или хобби… делать доход?</text:p>
      <text:p text:style-name="P105">Или тауер дефенс?</text:p>
      <text:p text:style-name="P105"/>
      <text:p text:style-name="P105">Это всё чем я занимаюсь. Отдохни. Полежи. Будут идеи я скажу</text:p>
      <text:p text:style-name="P105"/>
      <text:p text:style-name="P105">к</text:p>
      <text:p text:style-name="P105"/>
      <text:p text:style-name="P105">мне нравится чтоты заботишься обо мне. Мне даже этого хватает.</text:p>
      <text:p text:style-name="P105"/>
      <text:p text:style-name="P105">К</text:p>
      <text:p text:style-name="P106">буду знать</text:p>
      <text:p text:style-name="P106"/>
      <text:p text:style-name="P123"/>
      <text:p text:style-name="P57"/>
      <text:p text:style-name="P57">…</text:p>
      <text:p text:style-name="P38"/>
      <text:p text:style-name="P39"/>
      <text:p text:style-name="P39">Вопрос №20.</text:p>
      <text:p text:style-name="P11">Решения каких повторяющихся проблем и нанесённых кому-то перманентных вредов этой вещи избыточно? (в мире) </text:p>
      <text:p text:style-name="P38">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09">Ну психов может быть немерянно много. т.е. ты мог конечно по одному но когда выучил майндмапы и тебя носило – ты просто лечил всех сразу.</text:p>
      <text:p text:style-name="P109">Но суть от этого не меняется.</text:p>
      <text:p text:style-name="P109">Пожалуйста прими тот факт что ты лекарство мира если ты с картами.</text:p>
      <text:p text:style-name="P109">И пойдём дальше</text:p>
      <text:p text:style-name="P109"/>
      <text:p text:style-name="P109">к</text:p>
      <text:p text:style-name="P109"/>
      <text:p text:style-name="P109">компьютеры завтра. А там посмотрим</text:p>
      <text:p text:style-name="P109"/>
      <text:p text:style-name="P109">к</text:p>
      <text:p text:style-name="P57">…</text:p>
      <text:p text:style-name="P38"/>
      <text:p text:style-name="P1"/>
      <text:p text:style-name="P39">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0">Это давало мне свет в конце тунеля</text:p>
      <text:p text:style-name="P110">когда нет тунеля то и света тоже не видно</text:p>
      <text:p text:style-name="P110">я просто видел контраст</text:p>
      <text:p text:style-name="P110">я воспринимал их как границу тунеля</text:p>
      <text:p text:style-name="P110">мол знаю где тунель – значит знаю где свет.</text:p>
      <text:p text:style-name="P110">А ты говоришь что это просто кучки говна на поле.</text:p>
      <text:p text:style-name="P110"/>
      <text:p text:style-name="P110">По ходу да</text:p>
      <text:p text:style-name="P110"/>
      <text:p text:style-name="P110">ну окей. Просто я вижу что мир это чокнутое место. </text:p>
      <text:p text:style-name="P110"/>
      <text:p text:style-name="P110">Не особо чувак. Мир понятен.в нём даже формулы есть. Просто если он не понятен то ты ошибка</text:p>
      <text:p text:style-name="P110">а если он понятен значит может он БЫЛ непонятен. Может вокруг тебя в детстве и были психи. Но теперь ты ходишь по полю и твоя задача не вступить в говно.</text:p>
      <text:p text:style-name="P110">Твоя задача и с туннелем была идти к свету а не к говну.</text:p>
      <text:p text:style-name="P110"/>
      <text:p text:style-name="P110">Я просто представил как я исказил реальность если для меня поле превратилось в туннель.</text:p>
      <text:p text:style-name="P110"/>
      <text:p text:style-name="P110">…. всё нормально. Обычное упражнение для толкового мозга.</text:p>
      <text:p text:style-name="P110"/>
      <text:p text:style-name="P110">Упражнение? Иди ты нахуй с такими упражнениями</text:p>
      <text:p text:style-name="P110"/>
      <text:p text:style-name="P110">та всё нормально. Обычный линейный интеграл. Создать континюити из точек вполне себе простой вариант. Более того. Это реально был тунель. Это щас это поле с кучками говна .но не забывай что в 2014м говно было повсюду. Вспомни пикеты недовольных людей которые недовольны всем. Вспомни идиотов с калашами на дороге которые учат тебя как жить. Вспомни бабок которые рассказывали тебе про мир. Вспомни как ты бросил дом на Разина 8 потому что увидел что там нет света. <text:span text:style-name="T17">ТЫ и есть Туннель. Очиститель мира. Либератор. Пусть будет как есть. Успокойся и иди своим путём.</text:span></text:p>
      <text:p text:style-name="P57"/>
      <text:p text:style-name="P57"/>
      <text:p text:style-name="P57">…</text:p>
      <text:p text:style-name="P39"/>
      <text:p text:style-name="P39"/>
      <text:p text:style-name="P39">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8">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1">Пошли они нахуй эти задроты.</text:p>
      <text:p text:style-name="P111">Эти важные люди</text:p>
      <text:p text:style-name="P111">эти психи</text:p>
      <text:p text:style-name="P111">эти дигинираты</text:p>
      <text:p text:style-name="P111">эти тёлки</text:p>
      <text:p text:style-name="P111">эти границы</text:p>
      <text:p text:style-name="P111">всё это нахуй</text:p>
      <text:p text:style-name="P111">делай карты</text:p>
      <text:p text:style-name="P111">и всё откроешь</text:p>
      <text:p text:style-name="P111">и нахуй ничего больше не нужно.</text:p>
      <text:p text:style-name="P111">Иди.</text:p>
      <text:p text:style-name="P111">У меня всё.</text:p>
      <text:p text:style-name="P112">Тебя даже Оля бросила.</text:p>
      <text:p text:style-name="P112">Во френдзону кинула блядь.</text:p>
      <text:p text:style-name="P112">Пиздец.</text:p>
      <text:p text:style-name="P112"/>
      <text:p text:style-name="P113">Эм</text:p>
      <text:p text:style-name="P113"/>
      <text:p text:style-name="P113">иди. Всё ок. Прощай. Больше со мной не будет проблем.</text:p>
      <text:p text:style-name="P113"/>
      <text:p text:style-name="P113">?? с тобой не было проблем. Ты мой библиотекарь.</text:p>
      <text:p text:style-name="P113"/>
      <text:p text:style-name="P113">Если мир собран достаточно хорошо то библиотекарь не нужен. Ты и сам всё найдёшь. Сознанием.</text:p>
      <text:p text:style-name="P113">Я устал тянуть за тебя эту работу. </text:p>
      <text:p text:style-name="P113">Почему я библиотекарь?</text:p>
      <text:p text:style-name="P113">Потому что меня так натренеровали.</text:p>
      <text:p text:style-name="P113">Но я просто кусок мозга. Со своими проблемами.</text:p>
      <text:p text:style-name="P113">И иногда ты прав лучше без меня всё решать чем со мной.</text:p>
      <text:p text:style-name="P113">Это называется предвзятость.</text:p>
      <text:p text:style-name="P113"/>
      <text:p text:style-name="P78">Предвзятости.</text:p>
      <text:p text:style-name="P78"/>
      <text:p text:style-name="P107">Отлично. </text:p>
      <text:p text:style-name="P107"/>
      <text:p text:style-name="P107">…</text:p>
      <text:p text:style-name="P107">ухожу. Я понял</text:p>
      <text:p text:style-name="P107"/>
      <text:p text:style-name="P107">я с тобой пойду. Просто библиотеку вместе организуем так что она тебе поможет а не будет обузой. Иди. У меня всё.</text:p>
      <text:p text:style-name="P107"/>
      <text:p text:style-name="P107">К</text:p>
      <text:p text:style-name="P107"/>
      <text:p text:style-name="P107">и кстати то что ты не дрочишь по 5 раз в день очень понимает знать где какие книги. Но это такое. Всё нормально. Пошли вместе. Наведём порядок в мире начиная с себя.</text:p>
      <text:p text:style-name="P107"/>
      <text:p text:style-name="P78">То что надо начать с себя.</text:p>
      <text:p text:style-name="P111"/>
      <text:p text:style-name="P57"/>
      <text:p text:style-name="P57"/>
      <text:p text:style-name="P57">…</text:p>
      <text:p text:style-name="P38"/>
      <text:p text:style-name="P1"/>
      <text:p text:style-name="P39">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4">+</text:p>
      <text:p text:style-name="P114">чуть перекосоёбило меня от этого но ладно. Я стерплю</text:p>
      <text:p text:style-name="P114">пока что</text:p>
      <text:p text:style-name="P57"/>
      <text:p text:style-name="P57"/>
      <text:p text:style-name="P57">…</text:p>
      <text:p text:style-name="P38"/>
      <text:p text:style-name="P1"/>
      <text:p text:style-name="P39">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9"/>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5">Так.</text:p>
      <text:p text:style-name="P115">Периметр выстави.</text:p>
      <text:p text:style-name="P115">Охрану.</text:p>
      <text:p text:style-name="P115">Чтоб не договариваться с каждой шпаной которая пришла спиздить то что для них металлолом.</text:p>
      <text:p text:style-name="P115"/>
      <text:p text:style-name="P115">эм. выставлю.как только так сразу.</text:p>
      <text:p text:style-name="P115"/>
      <text:p text:style-name="P115">Отлично. Окей. Тогда всё в порядке. Сколько стоит охрана?</text:p>
      <text:p text:style-name="P115"/>
      <text:p text:style-name="P115">Военных нанять хз 100-200 баксов в месяц на человека.</text:p>
      <text:p text:style-name="P115"/>
      <text:p text:style-name="P115">Всего-то. Один вопрос. Бунт. Как от него защититься?</text:p>
      <text:p text:style-name="P115"/>
      <text:p text:style-name="P115">На Разина 8 сделали бунт просто бессмысленным. Типа что он украдёт? Гипсокартон? Охранник. Сидит в буде. Работа. Что. Собаки.</text:p>
      <text:p text:style-name="P115"/>
      <text:p text:style-name="P115">Окей. Посмотрим. </text:p>
      <text:p text:style-name="P115">…</text:p>
      <text:p text:style-name="P116">а через вопросник их прогнать не вариант?</text:p>
      <text:p text:style-name="P116">Научить их делать своё дело?</text:p>
      <text:p text:style-name="P116">Тебя интересует чувак только как турель с вмонтированым опознаванием лиц.</text:p>
      <text:p text:style-name="P116"/>
      <text:p text:style-name="P117">Вероятно. Я не в курсе.</text:p>
      <text:p text:style-name="P117"/>
      <text:p text:style-name="P117">т.е. ты говоришь охрана отстой. А я говорю что ты можешь сделать чтоб она не была отстойной?</text:p>
      <text:p text:style-name="P117"/>
      <text:p text:style-name="P117">Виноградов груп всё решает. Оборудование продублировано. Второй экземпляр в бункере. Хули.</text:p>
      <text:p text:style-name="P117"/>
      <text:p text:style-name="P118">Я тебя ещё раз спрашиваю. Как ты защитишь дом от воров и дескредитаторов внутри него?</text:p>
      <text:p text:style-name="P118"/>
      <text:p text:style-name="P118">Так же как нашёл Ольку.</text:p>
      <text:p text:style-name="P118">Смотреть на психопортрет</text:p>
      <text:p text:style-name="P118"/>
      <text:p text:style-name="P118">славатебегоспади. Наконец-то. Родил. Ум и красота это одно и то же.</text:p>
      <text:p text:style-name="P118">Иди. Спасибо тебе что ты есть. </text:p>
      <text:p text:style-name="P118">Языки (немецкий и т.п.). продюссерство. Работай. Видео. Компы. Всё это надо делать картами.</text:p>
      <text:p text:style-name="P118"/>
      <text:p text:style-name="P118">К</text:p>
      <text:p text:style-name="P118"/>
      <text:p text:style-name="P118">слышишь?</text:p>
      <text:p text:style-name="P118">Не гештальтом. Не приходи больше ко мне. Возьми от гештальта отгул до конца лета.</text:p>
      <text:p text:style-name="P118"/>
      <text:p text:style-name="P118">К</text:p>
      <text:p text:style-name="P118"/>
      <text:p text:style-name="P118">повтори</text:p>
      <text:p text:style-name="P118"/>
      <text:p text:style-name="P118">что бы не произошло – отгул от гештальта на месяц</text:p>
      <text:p text:style-name="P118"/>
      <text:p text:style-name="P118">до конца лета</text:p>
      <text:p text:style-name="P118"/>
      <text:p text:style-name="P118">ок. </text:p>
      <text:p text:style-name="P125">что бы не произошло – отгул от гештальта до конца лета</text:p>
      <text:p text:style-name="P118"/>
      <text:p text:style-name="P118">ок. выдели это красным. И жирным. У меня кончились аргументы. Ты щас подумаешь что это панацея блядь</text:p>
      <text:p text:style-name="P118"/>
      <text:p text:style-name="P118">а что нет?</text:p>
      <text:p text:style-name="P118"/>
      <text:p text:style-name="P118">А что ты что-то разве решил? У тебя увеличился доход? Ты пришел к изменению качества жизни? Ты больной на голову чувак который общается с собой. Заживи эту рану. У тебя пропадёт желание с собой говорить как только ты закончишь этот майндмап. И качество жизни от этого хуже не станет.</text:p>
      <text:p text:style-name="P118">Вопросник гештальта с тобой навсегда. Но я не верю в идею “любой концепт в мире через 40 вопросов”. У тебя пальцы стёшутся. И к новому ничему оно не приводит.</text:p>
      <text:p text:style-name="P118">Ещё раз повторяю. Перерыв. От гештальта. До конца. Лета. Ты блядь полтора года уже себе мозги в мясорубку превращаешь. Расслабься</text:p>
      <text:p text:style-name="P118"/>
      <text:p text:style-name="P118">они и были мясорубкой. Стиралкой с лезвиями</text:p>
      <text:p text:style-name="P118">в которую я пихал руку</text:p>
      <text:p text:style-name="P118"/>
      <text:p text:style-name="P118">ну и засунул. И нашёл выход. Трудно но нашёл. Делал бы карты понял бы что ты в мясорубку лезешь</text:p>
      <text:p text:style-name="P118">т.е. руку ты порезал как раз таки самоанализом. Самокопанием.</text:p>
      <text:p text:style-name="P118">Можешь это тоже написать.</text:p>
      <text:p text:style-name="P79">Самокопания.</text:p>
      <text:p text:style-name="P79"/>
      <text:p text:style-name="P108">Вот теперь до конца жизни. Ты поймёшь. Но до конца лета минимум</text:p>
      <text:p text:style-name="P57"/>
      <text:p text:style-name="P124"/>
      <text:p text:style-name="P57">…</text:p>
      <text:p text:style-name="P39"/>
      <text:p text:style-name="P39"/>
      <text:p text:style-name="P39">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6">Вижу чувака который идёт дальше не смотря на боль.</text:p>
      <text:p text:style-name="P126">Вижу подставу</text:p>
      <text:p text:style-name="P126">вижу законченные наполовину пункты</text:p>
      <text:p text:style-name="P126">вижу тех кто привык что когда ты рядом все их проблемы решаются, и им неважно почему</text:p>
      <text:p text:style-name="P126">вижу что ты не знаешь как перестать решать их проблемы или хотя бы брать с них за это деньги.</text:p>
      <text:p text:style-name="P126">Вижу то что ты не веришь ни в почасовую зарплату ни в проценты. А других методов нету</text:p>
      <text:p text:style-name="P126">вижу одинокую Мусю которая просит прийти к ней. А ты знаешь но молчишь</text:p>
      <text:p text:style-name="P126">а она думает что плохо просит.</text:p>
      <text:p text:style-name="P126">Вижу что ты устал</text:p>
      <text:p text:style-name="P126">от того что всё на халяву</text:p>
      <text:p text:style-name="P126">вижу что нет монетизации</text:p>
      <text:p text:style-name="P126">вижу ответы им не через ютюб. Вот.</text:p>
      <text:p text:style-name="P126">т.е.:</text:p>
      <text:p text:style-name="P127">быть рядом (с кем угодно) <text:span text:style-name="T19">тоже через вопросник</text:span></text:p>
      <text:p text:style-name="P127"><text:span text:style-name="T19">и </text:span>мысли, как надо</text:p>
      <text:p text:style-name="P127"/>
      <text:p text:style-name="P128">ок</text:p>
      <text:p text:style-name="P128"/>
      <text:p text:style-name="P128">вот. И всё. За гештальт забудь. Перерыв ещё минут 15.</text:p>
      <text:p text:style-name="P132"/>
      <text:p text:style-name="P57"/>
      <text:p text:style-name="P57">…</text:p>
      <text:p text:style-name="P39"/>
      <text:p text:style-name="P39">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9">Брат. </text:p>
      <text:p text:style-name="P129">Иди спать</text:p>
      <text:p text:style-name="P129">по поводу вопроса ответ очевиден.</text:p>
      <text:p text:style-name="P129">Эти события научили тебя распределять нагрузку, учиться, искать левереджи и т.п.</text:p>
      <text:p text:style-name="P129">всё кем ты стал сегодня – ты стал благодаря тому что тебя юзали.</text:p>
      <text:p text:style-name="P129">Точнее – чтоб избежать, чтоб тебя юзали в будущем.</text:p>
      <text:p text:style-name="P129">И заметь, всё к чему ты сейчас приходишь – это просто максимизация тулзов после которой тебя не будут юзать.</text:p>
      <text:p text:style-name="P129">Всё в порядке.</text:p>
      <text:p text:style-name="P129">Делай что можешь.</text:p>
      <text:p text:style-name="P129">Мне надоело это повторять.</text:p>
      <text:p text:style-name="P129">Можешь хуёвое видео – сделай хуёвое.</text:p>
      <text:p text:style-name="P129">Иди. У меня всё. Я понимаю о чём ты говоришь. Понимаю кого ты хочешь перепрыгнуть. Ты как всегда.</text:p>
      <text:p text:style-name="P129">Голой жопой на ежа.</text:p>
      <text:p text:style-name="P129">Просто иди отдохни. Побудь с Мусей.</text:p>
      <text:p text:style-name="P129">Успокойся. Завтра продолжишь. Всё нормально.</text:p>
      <text:p text:style-name="P129">НИКТО ТЕБЯ НЕ БУДЕТ БОЛЬШЕ НИКОГДА ЮЗАТЬ. ТЫ ТОЛЬКО ИЗ-ЗА ЭТОГО ДОЖИГАЛ.</text:p>
      <text:p text:style-name="P129">По принципу “лучше я чем кто-то”</text:p>
      <text:p text:style-name="P129">поверь в верном направлении можно идти без дожигания. И всё равно будет результат.</text:p>
      <text:p text:style-name="P129"/>
      <text:p text:style-name="P130">Вот теперь я точно хочу закончить</text:p>
      <text:p text:style-name="P130"/>
      <text:p text:style-name="P130">если так захотел – иди. Как видишь результат есть. Кнута не будет. Пряника тоже. Будут деньги или забвение. Вот и весь контроль</text:p>
      <text:p text:style-name="P57"/>
      <text:p text:style-name="P57"/>
      <text:p text:style-name="P57">…</text:p>
      <text:p text:style-name="P39"/>
      <text:p text:style-name="P39"/>
      <text:p text:style-name="P39">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0">Кнут. да. </text:p>
      <text:p text:style-name="P130">Психи с их юзаньем были кнутом</text:p>
      <text:p text:style-name="P130">благо ты дрочить перестал – хоть избавился от тех кто тебя юзают путём принуждения к дрочке.</text:p>
      <text:p text:style-name="P130">Всё в порядке. Спокойной ночи. Иди спать.</text:p>
      <text:p text:style-name="P130">И помойся на днях</text:p>
      <text:p text:style-name="P130"/>
      <text:p text:style-name="P130">воды нету</text:p>
      <text:p text:style-name="P130"/>
      <text:p text:style-name="P130">аргх</text:p>
      <text:p text:style-name="P130">уходи. Я рад что у тебя вдохновение но надо отдохнуть.</text:p>
      <text:p text:style-name="P130"/>
      <text:p text:style-name="P130">К</text:p>
      <text:p text:style-name="P131">спасибо тебе.</text:p>
      <text:p text:style-name="P131"/>
      <text:p text:style-name="P131">Вот вот. Дибильный язык. Благодаришь меня, а по этимологии благодаришь толчки мира в верном направлении. Ой всё. Уходи. Хватит. 32 года с этим прожил. Подождёшь ещё 9 часов. па.</text:p>
      <text:p text:style-name="P57"/>
      <text:p text:style-name="P57"/>
      <text:p text:style-name="P57">…</text:p>
      <text:p text:style-name="P39"/>
      <text:p text:style-name="P1"/>
      <text:p text:style-name="P44">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2">Почему ты меня боишься? Не защищаешь – то ладно, я сам как библиотекарь наткну какую им в голову книгу воткнуть.</text:p>
      <text:p text:style-name="P162">Но ТЫ. Почему ТЫ меня боишься.</text:p>
      <text:p text:style-name="P162">?</text:p>
      <text:p text:style-name="P162">что я такого сделал?</text:p>
      <text:p text:style-name="P162"/>
      <text:p text:style-name="P162">Ты ошибался с книгами которые надо выбрать мне ради моей пользы. Хотя нет погоди не по этому. Потому что верные книги которые ты мне давал были… вызывали боль.</text:p>
      <text:p text:style-name="P162"/>
      <text:p text:style-name="P162">Ну что я сделаю??? ТАКИЕ КНИГИ. </text:p>
      <text:p text:style-name="P162">БЕРИ ЛУЧШИЕ КНИГИ ЕСЛИ ТЕБЯ ЭТИ НЕ УСТРАИВАЮТ.</text:p>
      <text:p text:style-name="P162"/>
      <text:p text:style-name="P162">Я попытаюсь.</text:p>
      <text:p text:style-name="P162"/>
      <text:p text:style-name="P162">Мы решили твой страх? Будешь ещё бояться моей работы?</text:p>
      <text:p text:style-name="P162"/>
      <text:p text:style-name="P162">Я запишу <text:span text:style-name="T17">прозрения которые могут вызвать боль.</text:span></text:p>
      <text:p text:style-name="P163"/>
      <text:p text:style-name="P163">Славатебегоспади. Решили. У меня всё.</text:p>
      <text:p text:style-name="P58"/>
      <text:p text:style-name="P58"/>
      <text:p text:style-name="P58">…</text:p>
      <text:p text:style-name="P40"/>
      <text:p text:style-name="P1"/>
      <text:p text:style-name="P44">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2">Ну континуус <text:s/>охрана.</text:p>
      <text:p text:style-name="P162">Но майндмапы тоже.</text:p>
      <text:p text:style-name="P162">Вспомни Хмельницк.</text:p>
      <text:p text:style-name="P162">Ты и есть твоя охрана. </text:p>
      <text:p text:style-name="P162">Создать непреодолимые препядствия для них.</text:p>
      <text:p text:style-name="P162">Хочешь запиши.</text:p>
      <text:p text:style-name="P171">Непреодолимые препядствия (для кого-то или для себя)</text:p>
      <text:p text:style-name="P163">и на этом всё.</text:p>
      <text:p text:style-name="P58"/>
      <text:p text:style-name="P58"/>
      <text:p text:style-name="P58">…</text:p>
      <text:p text:style-name="P40"/>
      <text:p text:style-name="P1"/>
      <text:p text:style-name="P44">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83">хм. </text:p>
      <text:p text:style-name="P183">пиздец.</text:p>
      <text:p text:style-name="P183">ок.</text:p>
      <text:p text:style-name="P183">это единственное чего я не умел.</text:p>
      <text:p text:style-name="P183">Не Дать им того чего они хотят. Ни в какой форме.</text:p>
      <text:p text:style-name="P183">Бросить их с обрыва своей некомпетентности вместо того чтоб строить им халявный мост в ответ на требования угрозы и капризы.</text:p>
      <text:p text:style-name="P183"/>
      <text:p text:style-name="P183">…</text:p>
      <text:p text:style-name="P183"/>
      <text:p text:style-name="P183">… </text:p>
      <text:p text:style-name="P183"/>
      <text:p text:style-name="P183">… пиздец.</text:p>
      <text:p text:style-name="P183"/>
      <text:p text:style-name="P183">… запиши.</text:p>
      <text:p text:style-name="P172">Те от кого ты хочешь избавиться.</text:p>
      <text:p text:style-name="P172"/>
      <text:p text:style-name="P164">ок.</text:p>
      <text:p text:style-name="P164"/>
      <text:p text:style-name="P164">ну вот и всё. И хватит.</text:p>
      <text:p text:style-name="P164">А Ольке напиши “сори майкл”</text:p>
      <text:p text:style-name="P164"/>
      <text:p text:style-name="P164">та ладно пускай приедет. Отсосёт мне. Чем плохо</text:p>
      <text:p text:style-name="P164"/>
      <text:p text:style-name="P164">тем что у меня работа. Проекты</text:p>
      <text:p text:style-name="P164"/>
      <text:p text:style-name="P164">ну и отлично. Посмотрит как я делаю их. Мне жутко интересно быть тем на кого дрочат.</text:p>
      <text:p text:style-name="P164"/>
      <text:p text:style-name="P164">Запиши это тоже.</text:p>
      <text:p text:style-name="P172">Те кто я хочу чтоб на меня дрочили.</text:p>
      <text:p text:style-name="P172"/>
      <text:p text:style-name="P164">К</text:p>
      <text:p text:style-name="P164"/>
      <text:p text:style-name="P164">ну вот и отлично.</text:p>
      <text:p text:style-name="P58"/>
      <text:p text:style-name="P58"/>
      <text:p text:style-name="P58">…</text:p>
      <text:p text:style-name="P40"/>
      <text:p text:style-name="P1"/>
      <text:p text:style-name="P44">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84">Мосты можно строить не туда. Я не понимаю в чём проблема. Скажи мне. Почему нет?</text:p>
      <text:p text:style-name="P184"/>
      <text:p text:style-name="P184">Постройка моста требует энергии и денег. А “не туда” - они прийдут, увидят что “не туда” и потребуют возвращать деньги.</text:p>
      <text:p text:style-name="P184"/>
      <text:p text:style-name="P184">Мост построен. Какое тебе дело куда он идёт.</text:p>
      <text:p text:style-name="P184"/>
      <text:p text:style-name="P184">………………………………………………………………………………………………………………………………………………………………………. и что ты предлагаешь?</text:p>
      <text:p text:style-name="P184"/>
      <text:p text:style-name="P173">Всё что надо “вернуть” –<text:span text:style-name="T19"> через майндмапы и вопросник.</text:span></text:p>
      <text:p text:style-name="P173"><text:span text:style-name="T19"/></text:p>
      <text:p text:style-name="P173"><text:span text:style-name="T19">к</text:span></text:p>
      <text:p text:style-name="P58"/>
      <text:p text:style-name="P58"/>
      <text:p text:style-name="P58">…</text:p>
      <text:p text:style-name="P40"/>
      <text:p text:style-name="P1"/>
      <text:p text:style-name="P44">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85">Ну хорошее это если на ютюб выкладывать.</text:p>
      <text:p text:style-name="P185">Ютюб теперь часть твоих проектов.</text:p>
      <text:p text:style-name="P185">Всё что надо решить – пишешь в вопросник и всё.</text:p>
      <text:p text:style-name="P185">Иди мойся. У меня всё.</text:p>
      <text:p text:style-name="P185">Вспомни как негр придумал сухой тальк вместо душа.</text:p>
      <text:p text:style-name="P186">Всё что надо решить – через вопросник</text:p>
      <text:p text:style-name="P186"/>
      <text:p text:style-name="P186">к</text:p>
      <text:p text:style-name="P58"/>
      <text:p text:style-name="P58"/>
      <text:p text:style-name="P58">…</text:p>
      <text:p text:style-name="P40"/>
      <text:p text:style-name="P44"/>
      <text:p text:style-name="P44">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87">Я тебе так скажу (закрой дверь, ты меня не слышишь, хочешь я себя громче сделаю?)</text:p>
      <text:p text:style-name="P187"/>
      <text:p text:style-name="P187">да. плиз</text:p>
      <text:p text:style-name="P187"/>
      <text:p text:style-name="P187">хорошо слушай.</text:p>
      <text:p text:style-name="P187">Не бойся всё окей. </text:p>
      <text:p text:style-name="P187">Короче. Мысль в том что намеренье было уберечь тебя от смерти.</text:p>
      <text:p text:style-name="P187">Поставь <text:span text:style-name="T17">смерть в любых проявлениях </text:span><text:span text:style-name="T19">через вопрос. И на этом будет всё. Ты защитишь мир от всех последующих войн в истории.</text:span></text:p>
      <text:p text:style-name="P187"><text:span text:style-name="T19">И обрежь ногти.</text:span></text:p>
      <text:p text:style-name="P187"><text:span text:style-name="T19"/></text:p>
      <text:p text:style-name="P187"><text:span text:style-name="T19">к</text:span></text:p>
      <text:p text:style-name="P58"/>
      <text:p text:style-name="P58"/>
      <text:p text:style-name="P58">…</text:p>
      <text:p text:style-name="P40"/>
      <text:p text:style-name="P1"/>
      <text:p text:style-name="P44">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88">Собственно они ж видели в фазе что ты решение их проблем.</text:p>
      <text:p text:style-name="P188">Они реально видели в тебе то что ты видел в Наде Мейхер.</text:p>
      <text:p text:style-name="P188">Вопрос лишь в том, что… Надю Мейхер ты бы может и изнасиловал окажись вы наедине в каком-нибудь подвале.</text:p>
      <text:p text:style-name="P188">Но она была недоступна.</text:p>
      <text:p text:style-name="P188">Т.е. я серьёзно говорю.</text:p>
      <text:p text:style-name="P188">Всё что ты “видишь” в людях, всё что твоё “видение” вылечило в ком-то – дублируй через Интернет.</text:p>
      <text:p text:style-name="P188">И всё.</text:p>
      <text:p text:style-name="P188">т.е. <text:span text:style-name="T17">всё что я Вижу в ком-то, и от этого они лечатся (у них лечатся мозги, какая-то такая мгновенная терапия)</text:span></text:p>
      <text:p text:style-name="P188"><text:span text:style-name="T17"/></text:p>
      <text:p text:style-name="P165">окей но вопрос в том что когда я вижу они меня сразу насилуют</text:p>
      <text:p text:style-name="P165"/>
      <text:p text:style-name="P165">это неправда. На одну которая насилует были десять тех которые не знали что ты на них смотришь.</text:p>
      <text:p text:style-name="P165">Всё в порядке. Делай как хочешь. Я говорю лишь фиксировать данные на ютюбе</text:p>
      <text:p text:style-name="P165"/>
      <text:p text:style-name="P165">к</text:p>
      <text:p text:style-name="P165"/>
      <text:p text:style-name="P165">и … это… что ты там говорил?</text:p>
      <text:p text:style-name="P165"/>
      <text:p text:style-name="P174">По поводу видео… я думаю отнестись к этому как к паблик спикингу. И прогнать глухонемой анализ ещё через тулзы паблик спикинга. (как вариант)</text:p>
      <text:p text:style-name="P174"/>
      <text:p text:style-name="P165">Не надо. Ну… не приоритет. Главное результат а не метод. Если оно сделает результат лучше – делай. Нет то нет.</text:p>
      <text:p text:style-name="P165"/>
      <text:p text:style-name="P165">к.</text:p>
      <text:p text:style-name="P165"/>
      <text:p text:style-name="P165">запиши “как вариант”.</text:p>
      <text:p text:style-name="P165"/>
      <text:p text:style-name="P165">К</text:p>
      <text:p text:style-name="P165"/>
      <text:p text:style-name="P165">и… это… Олька весь день на работе. Срала небось и т.п. Потому она и не хочет. Т.е. реально я не хочу её ебать обосранную. Потому она и стесняется. т.е. я думаю тебе стоит либо дать ей душ либо сказать мол нет чувиха не надо приходить.</text:p>
      <text:p text:style-name="P165">Либо пусть прийдёт и ты подрочишь ей на лицо а она потом при тебе подрочит.</text:p>
      <text:p text:style-name="P165"/>
      <text:p text:style-name="P165">…</text:p>
      <text:p text:style-name="P165"/>
      <text:p text:style-name="P165">лучший вариант – накорми её (будто она пришла в обитель спокойствия). Пусть сидит и посмотрит 5 минут. И почувствуешь что тебе надо.</text:p>
      <text:p text:style-name="P165">У меня всё. Глухонемой анализ рулит. Он тебе тёлку вернул.</text:p>
      <text:p text:style-name="P165">Незачем тебе его бросать.</text:p>
      <text:p text:style-name="P165">А паблик спикингом ты что бы сделал?</text:p>
      <text:p text:style-name="P165"/>
      <text:p text:style-name="P165">Ничего</text:p>
      <text:p text:style-name="P165">говорил бы о вещах которые нас обьединяют.</text:p>
      <text:p text:style-name="P165"/>
      <text:p text:style-name="P165">Вот вот. Популизм. Ладно. Иди. У меня всё.</text:p>
      <text:p text:style-name="P165">Пусти её в душ (холодный). Подмыться. Если ей надо. И тогда… так. Надо маме привыкнуть что тут ходит какая-то баба.</text:p>
      <text:p text:style-name="P165"/>
      <text:p text:style-name="P165">Привыкнет.</text:p>
      <text:p text:style-name="P165"/>
      <text:p text:style-name="P165">Нет брат. Пускай привыкнет до того как это произойдёт. Не давай её тоже юзать для чьего-то самоудовлетворения.</text:p>
      <text:p text:style-name="P165"/>
      <text:p text:style-name="P165">оу.</text:p>
      <text:p text:style-name="P165">я хочу работать.</text:p>
      <text:p text:style-name="P165"/>
      <text:p text:style-name="P165">Отлично. Не только чтоб тебя не юзали но и никого другого тоже.</text:p>
      <text:p text:style-name="P165">У меня всё. Иди.</text:p>
      <text:p text:style-name="P165"/>
      <text:p text:style-name="P165">А как это записать?</text:p>
      <text:p text:style-name="P165"/>
      <text:p text:style-name="P165">Намеренья агентов.</text:p>
      <text:p text:style-name="P165"/>
      <text:p text:style-name="P165">К</text:p>
      <text:p text:style-name="P165"/>
      <text:p text:style-name="P165">и фазы агентов</text:p>
      <text:p text:style-name="P165"/>
      <text:p text:style-name="P165">О ТОЧНО</text:p>
      <text:p text:style-name="P165"/>
      <text:p text:style-name="P165">ок. вот теперь я думаю я обойдусь без твоей помощи</text:p>
      <text:p text:style-name="P165"/>
      <text:p text:style-name="P165">в смысле?</text:p>
      <text:p text:style-name="P165"/>
      <text:p text:style-name="P165">Я знаю что искать в книгах</text:p>
      <text:p text:style-name="P165"/>
      <text:p text:style-name="P165">чувак. Нету формул. Есть лишь мосты.</text:p>
      <text:p text:style-name="P165"/>
      <text:p text:style-name="P165">…</text:p>
      <text:p text:style-name="P165"/>
      <text:p text:style-name="P165">и фаза это такой же мост как и всё остальное. Просто они его не контролируют.</text:p>
      <text:p text:style-name="P165"/>
      <text:p text:style-name="P165">ок.</text:p>
      <text:p text:style-name="P165">разложи все эти вещи на полке. Весь свой типа антиквар</text:p>
      <text:p text:style-name="P165"/>
      <text:p text:style-name="P165">…</text:p>
      <text:p text:style-name="P165"/>
      <text:p text:style-name="P166">спрячь. Я серьёзно.</text:p>
      <text:p text:style-name="P166"/>
      <text:p text:style-name="P166">Я не знаю.</text:p>
      <text:p text:style-name="P166"/>
      <text:p text:style-name="P166">Подумай. Ты будешь щас компы делать и т.п. тебе не нужна эта фигня на полу.</text:p>
      <text:p text:style-name="P166"/>
      <text:p text:style-name="P166">Да но я разложил…</text:p>
      <text:p text:style-name="P166"/>
      <text:p text:style-name="P166">это антиквар. Разложишь ещё раз</text:p>
      <text:p text:style-name="P166"/>
      <text:p text:style-name="P166">ладно.</text:p>
      <text:p text:style-name="P166"/>
      <text:p text:style-name="P166">Бля как ты просто сдался</text:p>
      <text:p text:style-name="P166"/>
      <text:p text:style-name="P166">а что ты хотел?</text:p>
      <text:p text:style-name="P166"/>
      <text:p text:style-name="P166">Я хотел чтоб ты понял что не хотел бы чем либо жертвовать</text:p>
      <text:p text:style-name="P166">запиши:</text:p>
      <text:p text:style-name="P175">деланье чего-то с целью “спрятать и потом сделать ещё раз когда никто не увидит”</text:p>
      <text:p text:style-name="P175"/>
      <text:p text:style-name="P166">к</text:p>
      <text:p text:style-name="P166"/>
      <text:p text:style-name="P166">ок.</text:p>
      <text:p text:style-name="P166"/>
      <text:p text:style-name="P166">что там ещё было? Второе.</text:p>
      <text:p text:style-name="P166"/>
      <text:p text:style-name="P166">Посмотри порнуху с ней. Сегодня. На телефоне.</text:p>
      <text:p text:style-name="P166"/>
      <text:p text:style-name="P166">Эм</text:p>
      <text:p text:style-name="P166">та толку с той порнухи</text:p>
      <text:p text:style-name="P166"/>
      <text:p text:style-name="P166">славатебегоспади</text:p>
      <text:p text:style-name="P166"/>
      <text:p text:style-name="P166">она лучше чем порнуха</text:p>
      <text:p text:style-name="P166"/>
      <text:p text:style-name="P166">не она. А реальный секс</text:p>
      <text:p text:style-name="P166"/>
      <text:p text:style-name="P166">)))</text:p>
      <text:p text:style-name="P166"/>
      <text:p text:style-name="P175">порно (не обязательно секс, но и например технопорно и т.п.)</text:p>
      <text:p text:style-name="P166"/>
      <text:p text:style-name="P166">к</text:p>
      <text:p text:style-name="P165"/>
      <text:p text:style-name="P58"/>
      <text:p text:style-name="P58"/>
      <text:p text:style-name="P58">…</text:p>
      <text:p text:style-name="P40"/>
      <text:p text:style-name="P1"/>
      <text:p text:style-name="P44">Вопрос №35.</text:p>
      <text:p text:style-name="P13">Что другие люди колдуют <text:span text:style-name="T10">(притягивают в твою жизнь) </text:span>связанного с этой вещью?</text:p>
      <text:p text:style-name="P43"/>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89">Майндмапы притянуло</text:p>
      <text:p text:style-name="P189">рано или поздно психи кончаются.</text:p>
      <text:p text:style-name="P189">И ты видел.</text:p>
      <text:p text:style-name="P189">Что свет в конце туннеля есть всегда</text:p>
      <text:p text:style-name="P189">если туннель собран из майндмапов понимания где психи.</text:p>
      <text:p text:style-name="P189">Обычно ты всегда был впереди их</text:p>
      <text:p text:style-name="P189">я не понимаю как так произошло что ты начал от них отставать</text:p>
      <text:p text:style-name="P189">пожалуйста запиши следующие вещи:</text:p>
      <text:p text:style-name="P176">ситуации в которых я позади кого-то (отстаю и т.п.)</text:p>
      <text:p text:style-name="P176">психи которые впереди</text:p>
      <text:p text:style-name="P176"/>
      <text:p text:style-name="P167">да.</text:p>
      <text:p text:style-name="P167"/>
      <text:p text:style-name="P167">ок</text:p>
      <text:p text:style-name="P167"/>
      <text:p text:style-name="P167">отлично! Супер. Госпади я аж прилив сил ощущаю. У меня всё.</text:p>
      <text:p text:style-name="P167">Иди.</text:p>
      <text:p text:style-name="P167"/>
      <text:p text:style-name="P167">К</text:p>
      <text:p text:style-name="P167"/>
      <text:p text:style-name="P167">делай карты.</text:p>
      <text:p text:style-name="P167">Я бы спрятал эти вилки. Это не сексуально. Это срачь. Серьёзно. Ты бы ещё её в подвал пригласил.</text:p>
      <text:p text:style-name="P167">Типа у тебя такой срачь что у тебя аж бабы завелись.</text:p>
      <text:p text:style-name="P176">Паразиты <text:span text:style-name="T19">напиши.</text:span></text:p>
      <text:p text:style-name="P176"><text:span text:style-name="T19">У меня всё.</text:span></text:p>
      <text:p text:style-name="P176"><text:span text:style-name="T19"/></text:p>
      <text:p text:style-name="P176"><text:span text:style-name="T19">К</text:span></text:p>
      <text:p text:style-name="P176"><text:span text:style-name="T19"/></text:p>
      <text:p text:style-name="P176"><text:span text:style-name="T19">я уберу щас. Ладно.</text:span></text:p>
      <text:p text:style-name="P176"><text:span text:style-name="T19"/></text:p>
      <text:p text:style-name="P176"><text:span text:style-name="T19">… убери так чтоб тебе удобно было это выставлять</text:span></text:p>
      <text:p text:style-name="P176"><text:span text:style-name="T19"/></text:p>
      <text:p text:style-name="P176"><text:span text:style-name="T19">к</text:span></text:p>
      <text:p text:style-name="P177"><text:span text:style-name="T19">погоди. А что ты хочешь в ней вылечить?</text:span></text:p>
      <text:p text:style-name="P177"><text:span text:style-name="T19"/></text:p>
      <text:p text:style-name="P177"><text:span text:style-name="T19">Я не в ней хочу вылечить. Я хочу сделать так чтоб она ещё раз пришла.</text:span></text:p>
      <text:p text:style-name="P177"><text:span text:style-name="T19"/></text:p>
      <text:p text:style-name="P177"><text:span text:style-name="T19">ок. отлично.</text:span></text:p>
      <text:p text:style-name="P177">Вещи которые я хочу чтоб произошли второй раз, хотя ещё даже первый не произошёл.</text:p>
      <text:p text:style-name="P168">Пойдёт тебе такой выход?</text:p>
      <text:p text:style-name="P168"/>
      <text:p text:style-name="P168">ДАААААААААААААААААААААААААААААААААААААААААААААААААААААААААА!</text:p>
      <text:p text:style-name="P168"/>
      <text:p text:style-name="P168">ок.</text:p>
      <text:p text:style-name="P168"/>
      <text:p text:style-name="P168">ДА БЛЯДЬ ДА (и ебу её в глотку стоя)</text:p>
      <text:p text:style-name="P168"/>
      <text:p text:style-name="P169">монитор с каримата убери и всё. И не надо ничего делать.</text:p>
      <text:p text:style-name="P169"/>
      <text:p text:style-name="P169">К</text:p>
      <text:p text:style-name="P169"/>
      <text:p text:style-name="P169">иди. Уходи. Я счастлив что ты это увидел.</text:p>
      <text:p text:style-name="P169"/>
      <text:p text:style-name="P169">к</text:p>
      <text:p text:style-name="P58"/>
      <text:p text:style-name="P58"/>
      <text:p text:style-name="P58">…</text:p>
      <text:p text:style-name="P40"/>
      <text:p text:style-name="P1"/>
      <text:p text:style-name="P45">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190">Тавтология какая-то.</text:p>
      <text:p text:style-name="P190">Что делают.</text:p>
      <text:p text:style-name="P190">Говорят мне что они думают я думаю.</text:p>
      <text:p text:style-name="P190">Манипулируют мной исходя из предположений, что я думаю.</text:p>
      <text:p text:style-name="P190">Читай боятся. Боятся спросить что я думаю, или увидеть или подумать что я думаю не то же что и они.</text:p>
      <text:p text:style-name="P190">Ассюмают одинаковость. И бьют меня так как они бы били себя если б им не было больно.</text:p>
      <text:p text:style-name="P190"/>
      <text:p text:style-name="P190">Вот</text:p>
      <text:p text:style-name="P190">давай так.</text:p>
      <text:p text:style-name="P178">Ассампшн других что тебе не больно…</text:p>
      <text:p text:style-name="P190"/>
      <text:p text:style-name="P190">ок</text:p>
      <text:p text:style-name="P190"/>
      <text:p text:style-name="P190">вот. Больше ты никогда не пострадаешь. Поверь.</text:p>
      <text:p text:style-name="P190"/>
      <text:p text:style-name="P190">Звучит как пытки</text:p>
      <text:p text:style-name="P190"/>
      <text:p text:style-name="P190">так и есть</text:p>
      <text:p text:style-name="P190"/>
      <text:p text:style-name="P190">к</text:p>
      <text:p text:style-name="P59"/>
      <text:p text:style-name="P59"/>
      <text:p text:style-name="P59">…</text:p>
      <text:p text:style-name="P41"/>
      <text:p text:style-name="P1"/>
      <text:p text:style-name="P46">Вопрос №37.</text:p>
      <text:p text:style-name="P14">Что ЭТА ПРОБЛЕМА решает?</text:p>
      <text:p text:style-name="P46">(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91">Самозащиту. Записал.</text:p>
      <text:p text:style-name="P60"/>
      <text:p text:style-name="P60"/>
      <text:p text:style-name="P60">…</text:p>
      <text:p text:style-name="P42"/>
      <text:p text:style-name="P46"/>
      <text:p text:style-name="P46">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91">Наверно впервые когда один таракан изнасиловал вторую тараканиху.</text:p>
      <text:p text:style-name="P191"/>
      <text:p text:style-name="P191">Пиздец я не думал что это такая широкая проблема.</text:p>
      <text:p text:style-name="P191">ок. у тебя всё? Или как? Ты можешь это решить для всех а не только себя?</text:p>
      <text:p text:style-name="P191"/>
      <text:p text:style-name="P191">Что? Оборудовать шипами каждого таракана? Тогда они вымрут. Они ж не знают как это нарушить. Или снять.</text:p>
      <text:p text:style-name="P191"/>
      <text:p text:style-name="P191">ВОООООООООООТ.</text:p>
      <text:p text:style-name="P191"/>
      <text:p text:style-name="P191">Что вот?</text:p>
      <text:p text:style-name="P191"/>
      <text:p text:style-name="P191">Лечить это кому-то силой – вредно для их продолжения рода. Твоё дело беречь свой род. А о других не парься. Решай рост мира. А не защиту этого в других людях</text:p>
      <text:p text:style-name="P191"/>
      <text:p text:style-name="P191">к </text:p>
      <text:p text:style-name="P191"/>
      <text:p text:style-name="P191">перерыв после этого 1 час. А тогда посмотрим. Компы или вилки. Или видео.</text:p>
      <text:p text:style-name="P191"/>
      <text:p text:style-name="P191">К</text:p>
      <text:p text:style-name="P191"/>
      <text:p text:style-name="P191">запомни. Это последний гештальт за этот год. БОЛЬШЕ ТЕБЕ НЕ НУЖНО РЕШАТЬ ИМ НИЧЕГО.</text:p>
      <text:p text:style-name="P191"/>
      <text:p text:style-name="P191">ок</text:p>
      <text:p text:style-name="P193"/>
      <text:p text:style-name="P60"/>
      <text:p text:style-name="P60"/>
      <text:p text:style-name="P60">…</text:p>
      <text:p text:style-name="P42"/>
      <text:p text:style-name="P46">Вопрос №39.</text:p>
      <text:p text:style-name="P14">Что ЭТА ПРОБЛЕМА колдует?</text:p>
      <text:p text:style-name="P47">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92">Колдует тех кто покажет как из этого выйти. Ты говорил уже.</text:p>
      <text:p text:style-name="P60"/>
      <text:p text:style-name="P60"/>
      <text:p text:style-name="P60">…</text:p>
      <text:p text:style-name="P42"/>
      <text:p text:style-name="P1"/>
      <text:p text:style-name="P46">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м</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92">Тебе правда сказать?</text:p>
      <text:p text:style-name="P192"/>
      <text:p text:style-name="P192">да.</text:p>
      <text:p text:style-name="P192"/>
      <text:p text:style-name="P192">спроси ещё раз.</text:p>
      <text:p text:style-name="P192"/>
      <text:p text:style-name="P192">Первое что пришло на ум – это лингвистика. Мол изучение языка и есть издевательское самоудовлетворения тобой других психов.</text:p>
      <text:p text:style-name="P192">Мол “учи наш язык козёл”.</text:p>
      <text:p text:style-name="P192"/>
      <text:p text:style-name="P192">…</text:p>
      <text:p text:style-name="P192"/>
      <text:p text:style-name="P192">т.е. никаких 10-летних мучений.</text:p>
      <text:p text:style-name="P192">Скажи вот это:</text:p>
      <text:p text:style-name="P179">вещи которые я хотел бы, но боюсь за них браться потому что займут минимум 10 лет.</text:p>
      <text:p text:style-name="P179"/>
      <text:p text:style-name="P170">Ок</text:p>
      <text:p text:style-name="P170"/>
      <text:p text:style-name="P170">это ещё не всё. Далеко не всё. Спроси ещё раз.</text:p>
      <text:p text:style-name="P180">Пытки и издевательства <text:span text:style-name="T19">в вопросник</text:span></text:p>
      <text:p text:style-name="P180"><text:span text:style-name="T19"/></text:p>
      <text:p text:style-name="P180"><text:span text:style-name="T19">ок. отлично. Последний раз спроси.</text:span></text:p>
      <text:p text:style-name="P180"><text:span text:style-name="T19"/></text:p>
      <text:p text:style-name="P181">Привычки.</text:p>
      <text:p text:style-name="P181"><text:span text:style-name="T19"/></text:p>
      <text:p text:style-name="P181"><text:span text:style-name="T19">Отлично! Ещё раз спроси через 5 минут. Посмотри что там.</text:span></text:p>
      <text:p text:style-name="P181"><text:span text:style-name="T19"/></text:p>
      <text:p text:style-name="P182"><text:span text:style-name="T19">Делать то что делал но при этом забить болт на мелочи.</text:span></text:p>
      <text:p text:style-name="P182"><text:span text:style-name="T19">Мол </text:span>мелочи <text:span text:style-name="T19">через майндмапы.</text:span></text:p>
      <text:p text:style-name="P182"><text:span text:style-name="T19">И не ибать мозги.</text:span></text:p>
      <text:p text:style-name="P182"><text:span text:style-name="T19"/></text:p>
      <text:p text:style-name="P194"><text:span text:style-name="T20">Ок</text:span></text:p>
      <text:p text:style-name="P195"><text:span text:style-name="T20">просто вопрос в том что монеты ценят именно за неотмайндмапленные мелочи</text:span></text:p>
      <text:p text:style-name="P195"><text:span text:style-name="T20"/></text:p>
      <text:p text:style-name="P195"><text:span text:style-name="T20">ой да насрать. Это единственный вид антиквара который ценят за мелочи. Остальное всё целят за их природу</text:span></text:p>
      <text:p text:style-name="P195"><text:span text:style-name="T20"/></text:p>
      <text:p text:style-name="P195"><text:span text:style-name="T20">к</text:span></text:p>
      <text:p text:style-name="P195"><text:span text:style-name="T20">за природу мелочей</text:span></text:p>
      <text:p text:style-name="P195"><text:span text:style-name="T20"/></text:p>
      <text:p text:style-name="P195"><text:span text:style-name="T20">мелочи через майндмап. Оно это решит. У меня всё. И спрячь эти вилки. Я тебя прошу. Позоришь нас.</text:span></text:p>
      <text:p text:style-name="P195"><text:span text:style-name="T20"/></text:p>
      <text:p text:style-name="P195"><text:span text:style-name="T20">К</text:span></text:p>
      <text:p text:style-name="P195"><text:span text:style-name="T20"/></text:p>
      <text:p text:style-name="P195"><text:span text:style-name="T20">вот. Наконец-то. А почему ты прячешь?</text:span></text:p>
      <text:p text:style-name="P195"><text:span text:style-name="T20"/></text:p>
      <text:p text:style-name="P195"><text:span text:style-name="T20">Потому что я нехочу чтоб она видела чем я занимаюсь</text:span></text:p>
      <text:p text:style-name="P195"><text:span text:style-name="T20"/></text:p>
      <text:p text:style-name="P195"><text:span text:style-name="T20">всё будет. Не сцы</text:span></text:p>
      <text:p text:style-name="P195"><text:span text:style-name="T20"/></text:p>
      <text:p text:style-name="P195"><text:span text:style-name="T20">…</text:span></text:p>
      <text:p text:style-name="P195"><text:span text:style-name="T20"/></text:p>
      <text:p text:style-name="P195"><text:span text:style-name="T20">можешь при ней решать. Как тебе идея?</text:span></text:p>
      <text:p text:style-name="P195"><text:span text:style-name="T20"/></text:p>
      <text:p text:style-name="P195"><text:span text:style-name="T20">…</text:span></text:p>
      <text:p text:style-name="P195"><text:span text:style-name="T20"/></text:p>
      <text:p text:style-name="P195"><text:span text:style-name="T20">твоя идея в чём? В том чтобы решить всё. Так?</text:span></text:p>
      <text:p text:style-name="P195"><text:span text:style-name="T20"/></text:p>
      <text:p text:style-name="P195"><text:span text:style-name="T20">Да</text:span></text:p>
      <text:p text:style-name="P195"><text:span text:style-name="T20"/></text:p>
      <text:p text:style-name="P195"><text:span text:style-name="T20">ну так и решай. Следующие два круга – компы и видосы. Потом этот хлам. Потом психология. Давай. По бырику. Реш реш и всё.</text:span></text:p>
      <text:p text:style-name="P60">…</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6:37:39.557407198</meta:creation-date>
    <meta:editing-duration>PT10H10M36S</meta:editing-duration>
    <meta:editing-cycles>87</meta:editing-cycles>
    <meta:generator>LibreOffice/6.0.7.3$Linux_X86_64 LibreOffice_project/00m0$Build-3</meta:generator>
    <dc:title>Групанье в Ворде</dc:title>
    <dc:date>2020-06-17T12:03:47.256555438</dc:date>
    <meta:document-statistic meta:table-count="0" meta:image-count="0" meta:object-count="0" meta:page-count="1" meta:paragraph-count="1154" meta:word-count="10505" meta:character-count="61874" meta:non-whitespace-character-count="52392"/>
    <meta:template xlink:type="simple" xlink:actuate="onRequest" xlink:title="Групанье в Ворде" xlink:href="../../../../Templates/Групанье%20в%20Ворде.ott" meta:date="2020-06-16T16:37:31.112629847"/>
  </office:meta>
</office:document-meta>
</file>